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6">
      <style:table-cell-properties style:vertical-align="automatic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#FBDAD7"/>
      <style:text-properties fo:color="#FF0000"/>
    </style:style>
    <style:style style:name="ce6" style:family="table-cell" style:parent-style-name="Default" style:data-style-name="N0">
      <style:table-cell-properties style:vertical-align="automatic" fo:background-color="#FCE4D6"/>
      <style:text-properties fo:color="#FF0000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ackground-color="#FCE4D6"/>
      <style:text-properties fo:color="#FF0000"/>
    </style:style>
    <style:style style:name="ce9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2pt solid #CCCCCC" style:vertical-align="automatic" fo:wrap-option="wrap"/>
    </style:style>
    <style:style style:name="ce11" style:family="table-cell" style:parent-style-name="Default" style:data-style-name="N0">
      <style:table-cell-properties fo:border="2pt solid #CCCCCC" style:vertical-align="automatic" fo:wrap-option="wrap" fo:background-color="#FCE4D6"/>
      <style:text-properties fo:color="#FF0000"/>
    </style:style>
    <style:style style:name="ce12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 fo:background-color="transparent"/>
    </style:style>
    <style:style style:name="co1" style:family="table-column">
      <style:table-column-properties fo:break-before="auto" style:column-width="4.10633333333333cm"/>
    </style:style>
    <style:style style:name="co2" style:family="table-column">
      <style:table-column-properties fo:break-before="auto" style:column-width="4.78366666666667cm"/>
    </style:style>
    <style:style style:name="co3" style:family="table-column">
      <style:table-column-properties fo:break-before="auto" style:column-width="11.0066666666667cm"/>
    </style:style>
    <style:style style:name="co4" style:family="table-column">
      <style:table-column-properties fo:break-before="auto" style:column-width="12.9328333333333cm"/>
    </style:style>
    <style:style style:name="co5" style:family="table-column">
      <style:table-column-properties fo:break-before="auto" style:column-width="6.32883333333333cm"/>
    </style:style>
    <style:style style:name="co6" style:family="table-column">
      <style:table-column-properties fo:break-before="auto" style:column-width="5.92666666666667cm"/>
    </style:style>
    <style:style style:name="co7" style:family="table-column">
      <style:table-column-properties fo:break-before="auto" style:column-width="16.9756666666667cm"/>
    </style:style>
    <style:style style:name="co8" style:family="table-column">
      <style:table-column-properties fo:break-before="auto" style:column-width="7.91633333333333cm"/>
    </style:style>
    <style:style style:name="co9" style:family="table-column">
      <style:table-column-properties fo:break-before="auto" style:column-width="2.751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_Responses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number-columns-repeated="2" table:default-cell-style-name="ce2"/>
        <table:table-column table:style-name="co1" table:number-columns-repeated="4" table:default-cell-style-name="ce2"/>
        <table:table-column table:style-name="co9" table:number-columns-repeated="16369" table:default-cell-style-name="ce2"/>
        <table:table-row table:style-name="ro1">
          <table:table-cell office:value-type="string" table:style-name="ce1">
            <text:p>Timestamp</text:p>
          </table:table-cell>
          <table:table-cell office:value-type="string" table:style-name="ce1">
            <text:p>Full Name</text:p>
          </table:table-cell>
          <table:table-cell office:value-type="string" table:style-name="ce1">
            <text:p>GitHub ID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Contact number</text:p>
          </table:table-cell>
          <table:table-cell office:value-type="string" table:style-name="ce1">
            <text:p>Name of College/University</text:p>
          </table:table-cell>
          <table:table-cell office:value-type="string" table:style-name="ce1">
            <text:p>Department of Study</text:p>
          </table:table-cell>
          <table:table-cell office:value-type="string" table:style-name="ce1">
            <text:p>Year of study</text:p>
          </table:table-cell>
          <table:table-cell table:number-columns-repeated="16375"/>
        </table:table-row>
        <table:table-row table:style-name="ro1">
          <table:table-cell office:value-type="date" office:date-value="2021-05-14T19:37:24" table:style-name="ce3">
            <text:p>5/14/2021 19:37:24</text:p>
          </table:table-cell>
          <table:table-cell office:value-type="string" table:style-name="ce2">
            <text:p>Yummesh narayan k</text:p>
          </table:table-cell>
          <table:table-cell office:value-type="string" table:style-name="ce4">
            <text:p>yumesh55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yumeshjayasutha@gmail.com</text:p>
          </table:table-cell>
          <table:table-cell office:value-type="float" office:value="9585995755" table:style-name="ce2">
            <text:p>958599575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19:43:20" table:style-name="ce3">
            <text:p>5/14/2021 19:43:20</text:p>
          </table:table-cell>
          <table:table-cell office:value-type="string" table:style-name="ce2">
            <text:p>Kamalishree A</text:p>
          </table:table-cell>
          <table:table-cell office:value-type="string" table:style-name="ce4">
            <text:p>kamali151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amalishree2000@gmail.com</text:p>
          </table:table-cell>
          <table:table-cell office:value-type="float" office:value="7904373819" table:style-name="ce2">
            <text:p>7904373819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19:49:40" table:style-name="ce3">
            <text:p>5/14/2021 19:49:40</text:p>
          </table:table-cell>
          <table:table-cell office:value-type="string" table:style-name="ce2">
            <text:p>Aswin Infant Joseph</text:p>
          </table:table-cell>
          <table:table-cell office:value-type="string" table:style-name="ce4">
            <text:p>AswinInfant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ashinfant@gmail.com</text:p>
          </table:table-cell>
          <table:table-cell office:value-type="string" table:style-name="ce5">
            <text:p>$Wrong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19:54:33" table:style-name="ce3">
            <text:p>5/14/2021 19:54:33</text:p>
          </table:table-cell>
          <table:table-cell office:value-type="string" table:style-name="ce2">
            <text:p>Swetha Sri.S<text:s/></text:p>
          </table:table-cell>
          <table:table-cell office:value-type="string" table:style-name="ce4">
            <text:p>sweety2920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wesri292@gmail.com</text:p>
          </table:table-cell>
          <table:table-cell office:value-type="float" office:value="9092067845" table:style-name="ce2">
            <text:p>9092067845</text:p>
          </table:table-cell>
          <table:table-cell office:value-type="string" table:style-name="ce2">
            <text:p>Sri Venkateswara College of Engineering<text:s/>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20:04:00" table:style-name="ce3">
            <text:p>5/14/2021 20:04:00</text:p>
          </table:table-cell>
          <table:table-cell office:value-type="string" table:style-name="ce2">
            <text:p>ASHIK MEERAN MOHIDEEN S</text:p>
          </table:table-cell>
          <table:table-cell office:value-type="string" table:style-name="ce4">
            <text:p>ASHIK11ab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ashikmeeranmohideen@gmail.com</text:p>
          </table:table-cell>
          <table:table-cell office:value-type="float" office:value="9150568940" table:style-name="ce2">
            <text:p>9150568940</text:p>
          </table:table-cell>
          <table:table-cell office:value-type="string" table:style-name="ce2">
            <text:p>SRI VENKATESHWARA COLLEGE OF ENGINEERING<text:s/>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4T20:06:54" table:style-name="ce3">
            <text:p>5/14/2021 20:06:54</text:p>
          </table:table-cell>
          <table:table-cell office:value-type="string" table:style-name="ce2">
            <text:p>Raghavi.S</text:p>
          </table:table-cell>
          <table:table-cell office:value-type="string" table:style-name="ce4">
            <text:p>Raghavi94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raghaveni50@gmail.com</text:p>
          </table:table-cell>
          <table:table-cell office:value-type="float" office:value="9940355911" table:style-name="ce2">
            <text:p>9940355911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Electronics and Communication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20:20:23" table:style-name="ce3">
            <text:p>5/14/2021 20:20:23</text:p>
          </table:table-cell>
          <table:table-cell office:value-type="string" table:style-name="ce2">
            <text:p>MU Poujhit</text:p>
          </table:table-cell>
          <table:table-cell office:value-type="string" table:style-name="ce4">
            <text:p>Poujhit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poujhit112313@gmail.com</text:p>
          </table:table-cell>
          <table:table-cell office:value-type="float" office:value="9176730109" table:style-name="ce2">
            <text:p>9176730109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4T20:32:51" table:style-name="ce3">
            <text:p>5/14/2021 20:32:51</text:p>
          </table:table-cell>
          <table:table-cell office:value-type="string" table:style-name="ce2">
            <text:p>Nilesh D</text:p>
          </table:table-cell>
          <table:table-cell office:value-type="string" table:style-name="ce4">
            <text:p>Nilesh2000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2018it0612@svce.ac.in</text:p>
          </table:table-cell>
          <table:table-cell office:value-type="float" office:value="9677057592" table:style-name="ce2">
            <text:p>9677057592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20:40:31" table:style-name="ce3">
            <text:p>5/14/2021 20:40:31</text:p>
          </table:table-cell>
          <table:table-cell office:value-type="string" table:style-name="ce2">
            <text:p>Karthicklakshman P</text:p>
          </table:table-cell>
          <table:table-cell office:value-type="string" table:style-name="ce4">
            <text:p>shrivijay823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shrivijay823@gmail.com</text:p>
          </table:table-cell>
          <table:table-cell office:value-type="float" office:value="7010771391" table:style-name="ce2">
            <text:p>7010771391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4T20:51:09" table:style-name="ce3">
            <text:p>5/14/2021 20:51:09</text:p>
          </table:table-cell>
          <table:table-cell office:value-type="string" table:style-name="ce2">
            <text:p>Abhishek D</text:p>
          </table:table-cell>
          <table:table-cell office:value-type="string" table:style-name="ce4">
            <text:p>Abhishek74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bhishekdurairaj2001@gmail.com</text:p>
          </table:table-cell>
          <table:table-cell office:value-type="float" office:value="9791027259" table:style-name="ce2">
            <text:p>9791027259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4T20:54:37" table:style-name="ce3">
            <text:p>5/14/2021 20:54:37</text:p>
          </table:table-cell>
          <table:table-cell office:value-type="string" table:style-name="ce2">
            <text:p>KEERTHANA.M<text:s/></text:p>
          </table:table-cell>
          <table:table-cell office:value-type="string" table:style-name="ce4">
            <text:p>keerthanam1029<text:s/>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keerthanam1029@gmail.com</text:p>
          </table:table-cell>
          <table:table-cell office:value-type="float" office:value="9025108466" table:style-name="ce2">
            <text:p>9025108466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Information Technology<text:s/>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20:54:38" table:style-name="ce3">
            <text:p>5/14/2021 20:54:38</text:p>
          </table:table-cell>
          <table:table-cell office:value-type="string" table:style-name="ce2">
            <text:p>Sri Sarini U</text:p>
          </table:table-cell>
          <table:table-cell office:value-type="string" table:style-name="ce4">
            <text:p>srisarini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usrisarini@gmail.com</text:p>
          </table:table-cell>
          <table:table-cell office:value-type="float" office:value="6374768732" table:style-name="ce2">
            <text:p>6374768732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4T20:57:55" table:style-name="ce3">
            <text:p>5/14/2021 20:57:55</text:p>
          </table:table-cell>
          <table:table-cell office:value-type="string" table:style-name="ce2">
            <text:p>Srija U</text:p>
          </table:table-cell>
          <table:table-cell office:value-type="string" table:style-name="ce4">
            <text:p>srija2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rija.u7@gmail.com</text:p>
          </table:table-cell>
          <table:table-cell office:value-type="float" office:value="8056067022" table:style-name="ce2">
            <text:p>8056067022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4T21:25:44" table:style-name="ce3">
            <text:p>5/14/2021 21:25:44</text:p>
          </table:table-cell>
          <table:table-cell office:value-type="string" table:style-name="ce2">
            <text:p>SHIVA SANKARI C</text:p>
          </table:table-cell>
          <table:table-cell office:value-type="string" table:style-name="ce4">
            <text:p>shivasankari3101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shivasankari3101@gmail.com</text:p>
          </table:table-cell>
          <table:table-cell office:value-type="float" office:value="8610638232" table:style-name="ce2">
            <text:p>8610638232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4T21:28:40" table:style-name="ce3">
            <text:p>5/14/2021 21:28:40</text:p>
          </table:table-cell>
          <table:table-cell office:value-type="string" table:style-name="ce2">
            <text:p>Tarun vvs</text:p>
          </table:table-cell>
          <table:table-cell office:value-type="string" table:style-name="ce4">
            <text:p>Tarun3006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tarunvvs29@gmail.com</text:p>
          </table:table-cell>
          <table:table-cell office:value-type="float" office:value="9080372115" table:style-name="ce2">
            <text:p>908037211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4T21:52:40" table:style-name="ce3">
            <text:p>5/14/2021 21:52:40</text:p>
          </table:table-cell>
          <table:table-cell office:value-type="string" table:style-name="ce2">
            <text:p>Nivedita V P</text:p>
          </table:table-cell>
          <table:table-cell office:value-type="string" table:style-name="ce4">
            <text:p>niveditapalanisamy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nivimala210@gmail.com</text:p>
          </table:table-cell>
          <table:table-cell office:value-type="float" office:value="8220506895" table:style-name="ce2">
            <text:p>822050689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4T21:55:30" table:style-name="ce3">
            <text:p>5/14/2021 21:55:30</text:p>
          </table:table-cell>
          <table:table-cell office:value-type="string" table:style-name="ce2">
            <text:p>Niketha D</text:p>
          </table:table-cell>
          <table:table-cell office:value-type="string" table:style-name="ce4">
            <text:p>NikethaDinesh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niketha18@gmail.com</text:p>
          </table:table-cell>
          <table:table-cell office:value-type="float" office:value="8428674706" table:style-name="ce2">
            <text:p>8428674706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22:06:26" table:style-name="ce3">
            <text:p>5/14/2021 22:06:26</text:p>
          </table:table-cell>
          <table:table-cell office:value-type="string" table:style-name="ce2">
            <text:p>K.Keerthana</text:p>
          </table:table-cell>
          <table:table-cell office:value-type="string" table:style-name="ce4">
            <text:p>keerthana6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eerthana642001@gmail.com</text:p>
          </table:table-cell>
          <table:table-cell office:value-type="float" office:value="8778700563" table:style-name="ce2">
            <text:p>8778700563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22:21:59" table:style-name="ce3">
            <text:p>5/14/2021 22:21:59</text:p>
          </table:table-cell>
          <table:table-cell office:value-type="string" table:style-name="ce2">
            <text:p>PRIYA DHARSHINI N<text:s/></text:p>
          </table:table-cell>
          <table:table-cell office:value-type="string" table:style-name="ce4">
            <text:p>Priya-760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pd405406@gmail.com</text:p>
          </table:table-cell>
          <table:table-cell office:value-type="float" office:value="9444666557" table:style-name="ce2">
            <text:p>9444666557</text:p>
          </table:table-cell>
          <table:table-cell office:value-type="string" table:style-name="ce2">
            <text:p>SRI VENKATESWARA COLLEGE OF ENGINEERING<text:s/>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22:25:25" table:style-name="ce3">
            <text:p>5/14/2021 22:25:25</text:p>
          </table:table-cell>
          <table:table-cell office:value-type="string" table:style-name="ce2">
            <text:p>Niranjani K P</text:p>
          </table:table-cell>
          <table:table-cell office:value-type="string" table:style-name="ce4">
            <text:p>Niranjani1104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niranjanipurushothaman11@gmail.com</text:p>
          </table:table-cell>
          <table:table-cell office:value-type="float" office:value="9344805031" table:style-name="ce2">
            <text:p>9344805031</text:p>
          </table:table-cell>
          <table:table-cell office:value-type="string" table:style-name="ce2">
            <text:p>Sri Venkateswara College of Engineering<text:s/>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22:26:46" table:style-name="ce3">
            <text:p>5/14/2021 22:26:46</text:p>
          </table:table-cell>
          <table:table-cell office:value-type="string" table:style-name="ce2">
            <text:p>Rithika S</text:p>
          </table:table-cell>
          <table:table-cell office:value-type="string" table:style-name="ce4">
            <text:p>rithika9700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rithika9700@gmail.com</text:p>
          </table:table-cell>
          <table:table-cell office:value-type="float" office:value="6369418140" table:style-name="ce2">
            <text:p>6369418140</text:p>
          </table:table-cell>
          <table:table-cell office:value-type="string" table:style-name="ce2">
            <text:p>Sri Venkateswara college of engineering<text:s/>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4T23:41:00" table:style-name="ce3">
            <text:p>5/14/2021 23:41:00</text:p>
          </table:table-cell>
          <table:table-cell office:value-type="string" table:style-name="ce2">
            <text:p>S.Saineha</text:p>
          </table:table-cell>
          <table:table-cell office:value-type="string" table:style-name="ce4">
            <text:p>Saineha7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saineha@gmail.com</text:p>
          </table:table-cell>
          <table:table-cell office:value-type="float" office:value="9962130932" table:style-name="ce2">
            <text:p>9962130932</text:p>
          </table:table-cell>
          <table:table-cell office:value-type="string" table:style-name="ce2">
            <text:p>Sri Venkateswara College of Engineering<text:s/>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01:00:40" table:style-name="ce3">
            <text:p>5/15/2021 1:00:40</text:p>
          </table:table-cell>
          <table:table-cell office:value-type="string" table:style-name="ce2">
            <text:p>Kavyashree Arun</text:p>
          </table:table-cell>
          <table:table-cell office:value-type="string" table:style-name="ce4">
            <text:p>kavyashree-arun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avyashree.arun@gmail.com</text:p>
          </table:table-cell>
          <table:table-cell office:value-type="float" office:value="9500191400" table:style-name="ce2">
            <text:p>9500191400</text:p>
          </table:table-cell>
          <table:table-cell office:value-type="string" table:style-name="ce2">
            <text:p>Kavyashree Arun</text:p>
          </table:table-cell>
          <table:table-cell office:value-type="string" table:style-name="ce2">
            <text:p>Electrical and Electronics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09:45:25" table:style-name="ce3">
            <text:p>5/15/2021 9:45:25</text:p>
          </table:table-cell>
          <table:table-cell office:value-type="string" table:style-name="ce2">
            <text:p>NARENDHAR K</text:p>
          </table:table-cell>
          <table:table-cell office:value-type="string" table:style-name="ce4">
            <text:p>NARENDHARK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narenskater269@gmail.com</text:p>
          </table:table-cell>
          <table:table-cell office:value-type="float" office:value="9360836454" table:style-name="ce2">
            <text:p>9360836454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Electrical and Electronics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09:51:31" table:style-name="ce3">
            <text:p>5/15/2021 9:51:31</text:p>
          </table:table-cell>
          <table:table-cell office:value-type="string" table:style-name="ce2">
            <text:p>Nandhakumar</text:p>
          </table:table-cell>
          <table:table-cell office:value-type="string" table:style-name="ce4">
            <text:p>Nandha95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nandy951@gmail.com</text:p>
          </table:table-cell>
          <table:table-cell office:value-type="float" office:value="7598707700" table:style-name="ce2">
            <text:p>7598707700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10:04:30" table:style-name="ce3">
            <text:p>5/15/2021 10:04:30</text:p>
          </table:table-cell>
          <table:table-cell office:value-type="string" table:style-name="ce2">
            <text:p>Jothika V</text:p>
          </table:table-cell>
          <table:table-cell office:value-type="string" table:style-name="ce4">
            <text:p>jothikaveeran14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jothikaveeran14@gmail.com</text:p>
          </table:table-cell>
          <table:table-cell office:value-type="float" office:value="6379388580" table:style-name="ce2">
            <text:p>6379388580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10:09:01" table:style-name="ce3">
            <text:p>5/15/2021 10:09:01</text:p>
          </table:table-cell>
          <table:table-cell office:value-type="string" table:style-name="ce2">
            <text:p>Kavya Rajendran</text:p>
          </table:table-cell>
          <table:table-cell office:value-type="string" table:style-name="ce4">
            <text:p>krithvi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krithvi2001@gmail.com</text:p>
          </table:table-cell>
          <table:table-cell office:value-type="float" office:value="9445222435" table:style-name="ce2">
            <text:p>944522243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11:12:07" table:style-name="ce3">
            <text:p>5/15/2021 11:12:07</text:p>
          </table:table-cell>
          <table:table-cell office:value-type="string" table:style-name="ce2">
            <text:p>Abhishek D</text:p>
          </table:table-cell>
          <table:table-cell office:value-type="string" table:style-name="ce4">
            <text:p>Abhishek742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abhishekdurairaj2001@gmail.com</text:p>
          </table:table-cell>
          <table:table-cell office:value-type="float" office:value="9791027259" table:style-name="ce2">
            <text:p>9791027259</text:p>
          </table:table-cell>
          <table:table-cell office:value-type="string" table:style-name="ce2">
            <text:p><text:s/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1:36:22" table:style-name="ce3">
            <text:p>5/15/2021 11:36:22</text:p>
          </table:table-cell>
          <table:table-cell office:value-type="string" table:style-name="ce2">
            <text:p>Akaash <text:s/>V</text:p>
          </table:table-cell>
          <table:table-cell office:value-type="string" table:style-name="ce4">
            <text:p>Akaash01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akaashr.v007@gmail.com</text:p>
          </table:table-cell>
          <table:table-cell office:value-type="float" office:value="9344299809" table:style-name="ce2">
            <text:p>9344299809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1:50:54" table:style-name="ce3">
            <text:p>5/15/2021 11:50:54</text:p>
          </table:table-cell>
          <table:table-cell office:value-type="string" table:style-name="ce2">
            <text:p>Shiyaam Sunder M. S.</text:p>
          </table:table-cell>
          <table:table-cell office:value-type="string" table:style-name="ce4">
            <text:p>shiyaamsunder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shiyaamsunderms@gmail.com</text:p>
          </table:table-cell>
          <table:table-cell office:value-type="float" office:value="9384609009" table:style-name="ce2">
            <text:p>9384609009</text:p>
          </table:table-cell>
          <table:table-cell office:value-type="string" table:style-name="ce2">
            <text:p>Presidency College Chennai</text:p>
          </table:table-cell>
          <table:table-cell office:value-type="string" table:style-name="ce2">
            <text:p>Physics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2:22:37" table:style-name="ce3">
            <text:p>5/15/2021 12:22:37</text:p>
          </table:table-cell>
          <table:table-cell office:value-type="string" table:style-name="ce2">
            <text:p>Uppuliappan.M</text:p>
          </table:table-cell>
          <table:table-cell office:value-type="string" table:style-name="ce4">
            <text:p>Uppuliappan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uppuliappan@gmail.com</text:p>
          </table:table-cell>
          <table:table-cell office:value-type="float" office:value="7708365486" table:style-name="ce2">
            <text:p>7708365486</text:p>
          </table:table-cell>
          <table:table-cell office:value-type="string" table:style-name="ce2">
            <text:p>St.Joseph's College of Engineering</text:p>
          </table:table-cell>
          <table:table-cell office:value-type="string" table:style-name="ce2">
            <text:p>Electronics and communication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2:43:40" table:style-name="ce3">
            <text:p>5/15/2021 12:43:40</text:p>
          </table:table-cell>
          <table:table-cell office:value-type="string" table:style-name="ce2">
            <text:p>Gokul Krishna K</text:p>
          </table:table-cell>
          <table:table-cell office:value-type="string" table:style-name="ce4">
            <text:p>gokulkrishna-k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gokulkrishna.k.804@gmail.com</text:p>
          </table:table-cell>
          <table:table-cell office:value-type="float" office:value="8838091077" table:style-name="ce2">
            <text:p>8838091077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<text:s/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3:09:10" table:style-name="ce3">
            <text:p>5/15/2021 13:09:10</text:p>
          </table:table-cell>
          <table:table-cell office:value-type="string" table:style-name="ce2">
            <text:p>Sandhiya M</text:p>
          </table:table-cell>
          <table:table-cell office:value-type="string" table:style-name="ce4">
            <text:p>msandhiya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msandhiya04@gmail.com</text:p>
          </table:table-cell>
          <table:table-cell office:value-type="float" office:value="9566334265" table:style-name="ce2">
            <text:p>9566334265</text:p>
          </table:table-cell>
          <table:table-cell office:value-type="string" table:style-name="ce2">
            <text:p>Sri shakthi institute of engineering and technology</text:p>
          </table:table-cell>
          <table:table-cell office:value-type="string" table:style-name="ce2">
            <text:p>electronics and communication</text:p>
          </table:table-cell>
          <table:table-cell office:value-type="string" table:style-name="ce2">
            <text:p>Others</text:p>
          </table:table-cell>
          <table:table-cell table:number-columns-repeated="16375"/>
        </table:table-row>
        <table:table-row table:style-name="ro1">
          <table:table-cell office:value-type="date" office:date-value="2021-05-15T13:35:14" table:style-name="ce3">
            <text:p>5/15/2021 13:35:14</text:p>
          </table:table-cell>
          <table:table-cell office:value-type="string" table:style-name="ce2">
            <text:p>Sankaranarayanan M</text:p>
          </table:table-cell>
          <table:table-cell office:value-type="string" table:style-name="ce4">
            <text:p>sankaranayanan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2019cs0652@svce.ac.in</text:p>
          </table:table-cell>
          <table:table-cell office:value-type="float" office:value="7550276216" table:style-name="ce2">
            <text:p>7550276216</text:p>
          </table:table-cell>
          <table:table-cell office:value-type="string" table:style-name="ce2">
            <text:p><text:s/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5:29:03" table:style-name="ce3">
            <text:p>5/15/2021 15:29:03</text:p>
          </table:table-cell>
          <table:table-cell office:value-type="string" table:style-name="ce2">
            <text:p>Sneha. R</text:p>
          </table:table-cell>
          <table:table-cell office:value-type="string" table:style-name="ce4">
            <text:p>Sneha012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neha6380197@gmail.com</text:p>
          </table:table-cell>
          <table:table-cell office:value-type="float" office:value="6380197463" table:style-name="ce2">
            <text:p>6380197463</text:p>
          </table:table-cell>
          <table:table-cell office:value-type="string" table:style-name="ce2">
            <text:p>Sri Venkateswara College of Engineering<text:s/>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15:43:38" table:style-name="ce3">
            <text:p>5/15/2021 15:43:38</text:p>
          </table:table-cell>
          <table:table-cell office:value-type="string" table:style-name="ce2">
            <text:p>SNEGA S</text:p>
          </table:table-cell>
          <table:table-cell office:value-type="string" table:style-name="ce4">
            <text:p>snega16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negaswetha333@gmail.com</text:p>
          </table:table-cell>
          <table:table-cell office:value-type="float" office:value="8610495149" table:style-name="ce2">
            <text:p>8610495149</text:p>
          </table:table-cell>
          <table:table-cell office:value-type="string" table:style-name="ce2">
            <text:p>Sri Sairam Institute of Technology</text:p>
          </table:table-cell>
          <table:table-cell office:value-type="string" table:style-name="ce2">
            <text:p>Electronics and communication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6:05:10" table:style-name="ce3">
            <text:p>5/15/2021 16:05:10</text:p>
          </table:table-cell>
          <table:table-cell office:value-type="string" table:style-name="ce2">
            <text:p>M.Madhumithaa</text:p>
          </table:table-cell>
          <table:table-cell office:value-type="string" table:style-name="ce4">
            <text:p>madhu915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mmadhumithaa09@gmail.com</text:p>
          </table:table-cell>
          <table:table-cell office:value-type="float" office:value="9361038746" table:style-name="ce2">
            <text:p>9361038746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6:36:51" table:style-name="ce3">
            <text:p>5/15/2021 16:36:51</text:p>
          </table:table-cell>
          <table:table-cell office:value-type="string" table:style-name="ce2">
            <text:p>Arya Devaskar</text:p>
          </table:table-cell>
          <table:table-cell office:value-type="string" table:style-name="ce4">
            <text:p>masaladosa7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ryadevkwr07@gmail.com</text:p>
          </table:table-cell>
          <table:table-cell office:value-type="float" office:value="7676655885" table:style-name="ce2">
            <text:p>7676655885</text:p>
          </table:table-cell>
          <table:table-cell office:value-type="string" table:style-name="ce2">
            <text:p>Manipal Institute of Technology</text:p>
          </table:table-cell>
          <table:table-cell office:value-type="string" table:style-name="ce2">
            <text:p>Electronics and Communication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7:00:34" table:style-name="ce3">
            <text:p>5/15/2021 17:00:34</text:p>
          </table:table-cell>
          <table:table-cell office:value-type="string" table:style-name="ce2">
            <text:p>GOKUL .P</text:p>
          </table:table-cell>
          <table:table-cell office:value-type="string" table:style-name="ce4">
            <text:p>GokulShine1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gokulshine1218@gmail.com</text:p>
          </table:table-cell>
          <table:table-cell office:value-type="float" office:value="6369326654" table:style-name="ce2">
            <text:p>6369326654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19:10:47" table:style-name="ce3">
            <text:p>5/15/2021 19:10:47</text:p>
          </table:table-cell>
          <table:table-cell office:value-type="string" table:style-name="ce2">
            <text:p>Isha Bansal</text:p>
          </table:table-cell>
          <table:table-cell office:value-type="string" table:style-name="ce4">
            <text:p>IshaBansal0408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bansalisha867@gmail.com</text:p>
          </table:table-cell>
          <table:table-cell office:value-type="float" office:value="9971497912" table:style-name="ce2">
            <text:p>9971497912</text:p>
          </table:table-cell>
          <table:table-cell office:value-type="string" table:style-name="ce2">
            <text:p>Bharati Vidyapeeth College of Engineering<text:s/>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19:14:58" table:style-name="ce3">
            <text:p>5/15/2021 19:14:58</text:p>
          </table:table-cell>
          <table:table-cell office:value-type="string" table:style-name="ce2">
            <text:p>Ishita Chitkara</text:p>
          </table:table-cell>
          <table:table-cell office:value-type="string" table:style-name="ce4">
            <text:p>ishi2000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ishita.chitkara@gmail.com</text:p>
          </table:table-cell>
          <table:table-cell office:value-type="string" table:style-name="ce5">
            <text:p>$Wrong</text:p>
          </table:table-cell>
          <table:table-cell office:value-type="string" table:style-name="ce2">
            <text:p>Bharati Vidyapeeth College Of Engineering , New Delhi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9:30:19" table:style-name="ce3">
            <text:p>5/15/2021 19:30:19</text:p>
          </table:table-cell>
          <table:table-cell office:value-type="string" table:style-name="ce2">
            <text:p>R. Adithyarajen</text:p>
          </table:table-cell>
          <table:table-cell office:value-type="string" table:style-name="ce4">
            <text:p>Capt-AJ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gameradithyarajen3@gmail.com</text:p>
          </table:table-cell>
          <table:table-cell office:value-type="float" office:value="7200036383" table:style-name="ce2">
            <text:p>7200036383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5T19:34:27" table:style-name="ce3">
            <text:p>5/15/2021 19:34:27</text:p>
          </table:table-cell>
          <table:table-cell office:value-type="string" table:style-name="ce2">
            <text:p>Debrupa Nag</text:p>
          </table:table-cell>
          <table:table-cell office:value-type="string" table:style-name="ce4">
            <text:p>debshere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debrupanag3@gmail.com</text:p>
          </table:table-cell>
          <table:table-cell office:value-type="float" office:value="9307506295" table:style-name="ce2">
            <text:p>9307506295</text:p>
          </table:table-cell>
          <table:table-cell office:value-type="string" table:style-name="ce2">
            <text:p>Indian Institute of Information Technology Nagpur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19:45:35" table:style-name="ce3">
            <text:p>5/15/2021 19:45:35</text:p>
          </table:table-cell>
          <table:table-cell office:value-type="string" table:style-name="ce2">
            <text:p>ARAVINDH KRISHNA T</text:p>
          </table:table-cell>
          <table:table-cell office:value-type="string" table:style-name="ce4">
            <text:p>Aravindh06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ravindhkrishna1922@gmail.com</text:p>
          </table:table-cell>
          <table:table-cell office:value-type="float" office:value="8825827336" table:style-name="ce2">
            <text:p>8825827336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5T21:03:38" table:style-name="ce3">
            <text:p>5/15/2021 21:03:38</text:p>
          </table:table-cell>
          <table:table-cell office:value-type="string" table:style-name="ce2">
            <text:p>Kuldeep singh parmar</text:p>
          </table:table-cell>
          <table:table-cell office:value-type="string" table:style-name="ce4">
            <text:p>kuldeep2000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uldeep.s.p.2000@gmail.com</text:p>
          </table:table-cell>
          <table:table-cell office:value-type="float" office:value="7000014491" table:style-name="ce2">
            <text:p>7000014491</text:p>
          </table:table-cell>
          <table:table-cell office:value-type="string" table:style-name="ce2">
            <text:p>Indian institute of information technology nagpur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21:07:32" table:style-name="ce3">
            <text:p>5/15/2021 21:07:32</text:p>
          </table:table-cell>
          <table:table-cell office:value-type="string" table:style-name="ce2">
            <text:p>Yashpal Singh Baghel</text:p>
          </table:table-cell>
          <table:table-cell office:value-type="string" table:style-name="ce4">
            <text:p>Singh-Yashpal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ingh1729yashpal@gmail.com</text:p>
          </table:table-cell>
          <table:table-cell office:value-type="float" office:value="9981528583" table:style-name="ce2">
            <text:p>9981528583</text:p>
          </table:table-cell>
          <table:table-cell office:value-type="string" table:style-name="ce2">
            <text:p>Indian Institute of Information Technology Nagpur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21:57:54" table:style-name="ce3">
            <text:p>5/15/2021 21:57:54</text:p>
          </table:table-cell>
          <table:table-cell office:value-type="string" table:style-name="ce2">
            <text:p>Samridhi</text:p>
          </table:table-cell>
          <table:table-cell office:value-type="string" table:style-name="ce4">
            <text:p>samridhi18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samridhi1166.cse18@chitkara.edu.in</text:p>
          </table:table-cell>
          <table:table-cell office:value-type="float" office:value="9467624066" table:style-name="ce2">
            <text:p>9467624066</text:p>
          </table:table-cell>
          <table:table-cell office:value-type="string" table:style-name="ce2">
            <text:p>Chitkara University, Punjab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5T23:53:45" table:style-name="ce3">
            <text:p>5/15/2021 23:53:45</text:p>
          </table:table-cell>
          <table:table-cell office:value-type="string" table:style-name="ce2">
            <text:p>Sakshi Arora</text:p>
          </table:table-cell>
          <table:table-cell office:value-type="string" table:style-name="ce4">
            <text:p>iam-sakshi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sakshiarora200128@gmail.com</text:p>
          </table:table-cell>
          <table:table-cell office:value-type="float" office:value="7651949151" table:style-name="ce2">
            <text:p>7651949151</text:p>
          </table:table-cell>
          <table:table-cell office:value-type="string" table:style-name="ce2">
            <text:p>Pranveer Singh Institute Of Technology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6T03:28:50" table:style-name="ce3">
            <text:p>5/16/2021 3:28:50</text:p>
          </table:table-cell>
          <table:table-cell office:value-type="string" table:style-name="ce2">
            <text:p>Rukum Mahajan</text:p>
          </table:table-cell>
          <table:table-cell office:value-type="string" table:style-name="ce4">
            <text:p>Rukummahajan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rukumm99@gmail.com</text:p>
          </table:table-cell>
          <table:table-cell office:value-type="float" office:value="8968351476" table:style-name="ce2">
            <text:p>8968351476</text:p>
          </table:table-cell>
          <table:table-cell office:value-type="string" table:style-name="ce2">
            <text:p>Chandigarh University</text:p>
          </table:table-cell>
          <table:table-cell office:value-type="string" table:style-name="ce2">
            <text:p>Bachelors of Business Administration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6T08:37:17" table:style-name="ce3">
            <text:p>5/16/2021 8:37:17</text:p>
          </table:table-cell>
          <table:table-cell office:value-type="string" table:style-name="ce2">
            <text:p>KEERTHANA S</text:p>
          </table:table-cell>
          <table:table-cell office:value-type="string" table:style-name="ce4">
            <text:p>githubkeerthana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eerthana.sundarbabu@gmail.com</text:p>
          </table:table-cell>
          <table:table-cell office:value-type="float" office:value="9444350903" table:style-name="ce2">
            <text:p>9444350903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6T10:31:52" table:style-name="ce3">
            <text:p>5/16/2021 10:31:52</text:p>
          </table:table-cell>
          <table:table-cell office:value-type="string" table:style-name="ce2">
            <text:p>Naveen.B</text:p>
          </table:table-cell>
          <table:table-cell office:value-type="string" table:style-name="ce4">
            <text:p>Naveen-91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blnaveen2001@gmail.com</text:p>
          </table:table-cell>
          <table:table-cell office:value-type="float" office:value="9486515031" table:style-name="ce2">
            <text:p>9486515031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6T11:04:02" table:style-name="ce3">
            <text:p>5/16/2021 11:04:02</text:p>
          </table:table-cell>
          <table:table-cell office:value-type="string" table:style-name="ce2">
            <text:p>Moupiya Mukherjee</text:p>
          </table:table-cell>
          <table:table-cell office:value-type="string" table:style-name="ce4">
            <text:p>Moupiya-M67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1905328@kiit.ac.in</text:p>
          </table:table-cell>
          <table:table-cell office:value-type="float" office:value="9123613922" table:style-name="ce2">
            <text:p>9123613922</text:p>
          </table:table-cell>
          <table:table-cell office:value-type="string" table:style-name="ce2">
            <text:p>Kalinga Institute of Industrial Technology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6T11:14:36" table:style-name="ce3">
            <text:p>5/16/2021 11:14:36</text:p>
          </table:table-cell>
          <table:table-cell office:value-type="string" table:style-name="ce2">
            <text:p>Pranav S</text:p>
          </table:table-cell>
          <table:table-cell office:value-type="string" table:style-name="ce4">
            <text:p>Pranav64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pranavdav@gmail.com</text:p>
          </table:table-cell>
          <table:table-cell office:value-type="float" office:value="9384629507" table:style-name="ce2">
            <text:p>9384629507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Electronics and Communication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6T11:56:39" table:style-name="ce3">
            <text:p>5/16/2021 11:56:39</text:p>
          </table:table-cell>
          <table:table-cell office:value-type="string" table:style-name="ce2">
            <text:p>Aneesha S<text:s/></text:p>
          </table:table-cell>
          <table:table-cell office:value-type="string" table:style-name="ce4">
            <text:p>an33sha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neeshas1661@gmail.com</text:p>
          </table:table-cell>
          <table:table-cell office:value-type="float" office:value="9207771661" table:style-name="ce2">
            <text:p>9207771661</text:p>
          </table:table-cell>
          <table:table-cell office:value-type="string" table:style-name="ce2">
            <text:p>Vimal jyothi Engineering college<text:s/>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6T12:26:47" table:style-name="ce3">
            <text:p>5/16/2021 12:26:47</text:p>
          </table:table-cell>
          <table:table-cell office:value-type="string" table:style-name="ce2">
            <text:p>Sonali Kanwar</text:p>
          </table:table-cell>
          <table:table-cell office:value-type="string" table:style-name="ce4">
            <text:p>Sonali-Kanwar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anwarsonali22@gmail.com</text:p>
          </table:table-cell>
          <table:table-cell office:value-type="float" office:value="9818107633" table:style-name="ce2">
            <text:p>9818107633</text:p>
          </table:table-cell>
          <table:table-cell office:value-type="string" table:style-name="ce2">
            <text:p>Banaras Hindu University</text:p>
          </table:table-cell>
          <table:table-cell office:value-type="string" table:style-name="ce2">
            <text:p>Food Technology</text:p>
          </table:table-cell>
          <table:table-cell office:value-type="string" table:style-name="ce2">
            <text:p>Others</text:p>
          </table:table-cell>
          <table:table-cell table:number-columns-repeated="16375"/>
        </table:table-row>
        <table:table-row table:style-name="ro1">
          <table:table-cell office:value-type="date" office:date-value="2021-05-16T12:38:56" table:style-name="ce3">
            <text:p>5/16/2021 12:38:56</text:p>
          </table:table-cell>
          <table:table-cell office:value-type="string" table:style-name="ce2">
            <text:p>BEBIN <text:s/>JOHN SIMSON B</text:p>
          </table:table-cell>
          <table:table-cell office:value-type="string" table:style-name="ce4">
            <text:p>bebinjohn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bebinjohn28@gmail.com</text:p>
          </table:table-cell>
          <table:table-cell office:value-type="float" office:value="9361123630" table:style-name="ce2">
            <text:p>9361123630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6T13:30:46" table:style-name="ce3">
            <text:p>5/16/2021 13:30:46</text:p>
          </table:table-cell>
          <table:table-cell office:value-type="string" table:style-name="ce2">
            <text:p>HEMAM BUJA VALLI.M</text:p>
          </table:table-cell>
          <table:table-cell office:value-type="string" table:style-name="ce4">
            <text:p>Hema1802200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hemamurugan01@gmail.com</text:p>
          </table:table-cell>
          <table:table-cell office:value-type="float" office:value="6383453374" table:style-name="ce2">
            <text:p>6383453374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6T13:46:10" table:style-name="ce3">
            <text:p>5/16/2021 13:46:10</text:p>
          </table:table-cell>
          <table:table-cell office:value-type="string" table:style-name="ce2">
            <text:p>Badal</text:p>
          </table:table-cell>
          <table:table-cell office:value-type="string" table:style-name="ce4">
            <text:p>badal-cloud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aryar6563@gmail.com</text:p>
          </table:table-cell>
          <table:table-cell office:value-type="float" office:value="8860933851" table:style-name="ce2">
            <text:p>8860933851</text:p>
          </table:table-cell>
          <table:table-cell office:value-type="string" table:style-name="ce2">
            <text:p>Krishna Engineering college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6T14:17:58" table:style-name="ce3">
            <text:p>5/16/2021 14:17:58</text:p>
          </table:table-cell>
          <table:table-cell office:value-type="string" table:style-name="ce2">
            <text:p>Abhinaya.K</text:p>
          </table:table-cell>
          <table:table-cell office:value-type="string" table:style-name="ce4">
            <text:p>cluelessartistry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h.abhi13@gmail.com</text:p>
          </table:table-cell>
          <table:table-cell office:value-type="float" office:value="9094980406" table:style-name="ce2">
            <text:p>9094980406</text:p>
          </table:table-cell>
          <table:table-cell office:value-type="string" table:style-name="ce2">
            <text:p>Meenakshi Sundararajan Engineering College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6T14:49:29" table:style-name="ce3">
            <text:p>5/16/2021 14:49:29</text:p>
          </table:table-cell>
          <table:table-cell office:value-type="string" table:style-name="ce2">
            <text:p>Deva Dharshini G</text:p>
          </table:table-cell>
          <table:table-cell office:value-type="string" table:style-name="ce4">
            <text:p>D-deva3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gdharshini2508@gmail.com</text:p>
          </table:table-cell>
          <table:table-cell office:value-type="float" office:value="8754688264" table:style-name="ce2">
            <text:p>8754688264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6T15:41:01" table:style-name="ce3">
            <text:p>5/16/2021 15:41:01</text:p>
          </table:table-cell>
          <table:table-cell office:value-type="string" table:style-name="ce2">
            <text:p>DEEPA SREE K R</text:p>
          </table:table-cell>
          <table:table-cell office:value-type="string" table:style-name="ce4">
            <text:p>ds19-V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deepasree460@gmail.com</text:p>
          </table:table-cell>
          <table:table-cell office:value-type="float" office:value="7338985717" table:style-name="ce2">
            <text:p>7338985717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6T16:04:11" table:style-name="ce3">
            <text:p>5/16/2021 16:04:11</text:p>
          </table:table-cell>
          <table:table-cell office:value-type="string" table:style-name="ce2">
            <text:p>R Navaneetha Krishnan</text:p>
          </table:table-cell>
          <table:table-cell office:value-type="string" table:style-name="ce4">
            <text:p>rnavaneeth99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R.Navaneeth992@gmail.com</text:p>
          </table:table-cell>
          <table:table-cell office:value-type="float" office:value="9042142160" table:style-name="ce2">
            <text:p>9042142160</text:p>
          </table:table-cell>
          <table:table-cell office:value-type="string" table:style-name="ce2">
            <text:p>College of engineering, Guindy, Chennai<text:s/>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6T16:30:35" table:style-name="ce3">
            <text:p>5/16/2021 16:30:35</text:p>
          </table:table-cell>
          <table:table-cell office:value-type="string" table:style-name="ce2">
            <text:p>T V L Narasimha Naidu</text:p>
          </table:table-cell>
          <table:table-cell office:value-type="string" table:style-name="ce4">
            <text:p>NARASIMHANAIDU3377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narasimhanaidu467@gmail.com</text:p>
          </table:table-cell>
          <table:table-cell office:value-type="float" office:value="9502797987" table:style-name="ce2">
            <text:p>9502797987</text:p>
          </table:table-cell>
          <table:table-cell office:value-type="string" table:style-name="ce2">
            <text:p>Vellore Institute of Technology AP</text:p>
          </table:table-cell>
          <table:table-cell office:value-type="string" table:style-name="ce2">
            <text:p>INTEGRATED M.TECH</text:p>
          </table:table-cell>
          <table:table-cell office:value-type="string" table:style-name="ce2">
            <text:p>4th Year (Seniors)</text:p>
          </table:table-cell>
          <table:table-cell table:number-columns-repeated="16375"/>
        </table:table-row>
        <table:table-row table:style-name="ro1">
          <table:table-cell office:value-type="date" office:date-value="2021-05-16T16:48:00" table:style-name="ce3">
            <text:p>5/16/2021 16:48:00</text:p>
          </table:table-cell>
          <table:table-cell office:value-type="string" table:style-name="ce2">
            <text:p>Subhashree B</text:p>
          </table:table-cell>
          <table:table-cell office:value-type="string" table:style-name="ce4">
            <text:p>Subhashree00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jaisubha17@gmail.com</text:p>
          </table:table-cell>
          <table:table-cell office:value-type="float" office:value="9025824245" table:style-name="ce2">
            <text:p>902582424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Electronics and Communication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6T17:48:41" table:style-name="ce3">
            <text:p>5/16/2021 17:48:41</text:p>
          </table:table-cell>
          <table:table-cell office:value-type="string" table:style-name="ce2">
            <text:p>Kanishkumar K</text:p>
          </table:table-cell>
          <table:table-cell office:value-type="string" table:style-name="ce4">
            <text:p>kanishkumar049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anishkumar.24cs@licet.ac.in</text:p>
          </table:table-cell>
          <table:table-cell office:value-type="float" office:value="9499022841" table:style-name="ce2">
            <text:p>9499022841</text:p>
          </table:table-cell>
          <table:table-cell office:value-type="string" table:style-name="ce2">
            <text:p>Loyola ICAM College of Engineering and Technology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6T18:55:23" table:style-name="ce3">
            <text:p>5/16/2021 18:55:23</text:p>
          </table:table-cell>
          <table:table-cell office:value-type="string" table:style-name="ce2">
            <text:p>Monish Raaj.S</text:p>
          </table:table-cell>
          <table:table-cell office:value-type="string" table:style-name="ce4">
            <text:p>Monish25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monishraaj@gmail.com</text:p>
          </table:table-cell>
          <table:table-cell office:value-type="float" office:value="9940910540" table:style-name="ce2">
            <text:p>9940910540</text:p>
          </table:table-cell>
          <table:table-cell office:value-type="string" table:style-name="ce2">
            <text:p>Anna University College of Engineering, Guindy</text:p>
          </table:table-cell>
          <table:table-cell office:value-type="string" table:style-name="ce2">
            <text:p>Department of 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6T20:41:29" table:style-name="ce3">
            <text:p>5/16/2021 20:41:29</text:p>
          </table:table-cell>
          <table:table-cell office:value-type="string" table:style-name="ce2">
            <text:p>Raghavan R</text:p>
          </table:table-cell>
          <table:table-cell office:value-type="string" table:style-name="ce4">
            <text:p>raghavan2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raghavan21.2000@gmail.com</text:p>
          </table:table-cell>
          <table:table-cell office:value-type="float" office:value="6382996960" table:style-name="ce2">
            <text:p>6382996960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Electronics and Communication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6T20:51:59" table:style-name="ce3">
            <text:p>5/16/2021 20:51:59</text:p>
          </table:table-cell>
          <table:table-cell office:value-type="string" table:style-name="ce2">
            <text:p>Rakesh E</text:p>
          </table:table-cell>
          <table:table-cell office:value-type="string" table:style-name="ce4">
            <text:p>github.com/crixalis17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e.rakesh176@gmail.com</text:p>
          </table:table-cell>
          <table:table-cell office:value-type="float" office:value="9176206231" table:style-name="ce2">
            <text:p>9176206231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6T21:40:17" table:style-name="ce3">
            <text:p>5/16/2021 21:40:17</text:p>
          </table:table-cell>
          <table:table-cell office:value-type="string" table:style-name="ce2">
            <text:p>Ramkumar NG</text:p>
          </table:table-cell>
          <table:table-cell office:value-type="string" table:style-name="ce4">
            <text:p>Robustern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ramkumarganesan2218@gmail.com</text:p>
          </table:table-cell>
          <table:table-cell office:value-type="float" office:value="7094994867" table:style-name="ce2">
            <text:p>7094994867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6T23:53:22" table:style-name="ce3">
            <text:p>5/16/2021 23:53:22</text:p>
          </table:table-cell>
          <table:table-cell office:value-type="string" table:style-name="ce2">
            <text:p>Siddhi Mundada</text:p>
          </table:table-cell>
          <table:table-cell office:value-type="string" table:style-name="ce4">
            <text:p>Siddhi-Mundada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iddhi.mundada19@vit.edu</text:p>
          </table:table-cell>
          <table:table-cell office:value-type="float" office:value="9307918522" table:style-name="ce2">
            <text:p>9307918522</text:p>
          </table:table-cell>
          <table:table-cell office:value-type="string" table:style-name="ce2">
            <text:p>Vishwakarma Institute of Technology,Pune</text:p>
          </table:table-cell>
          <table:table-cell office:value-type="string" table:style-name="ce2">
            <text:p>Electronics and Telecommunication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00:53:37" table:style-name="ce3">
            <text:p>5/17/2021 0:53:37</text:p>
          </table:table-cell>
          <table:table-cell office:value-type="string" table:style-name="ce2">
            <text:p>Kaivalya Dattatraya Pitale</text:p>
          </table:table-cell>
          <table:table-cell office:value-type="string" table:style-name="ce4">
            <text:p>KaivalyaPitale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aivalyadpitale@gmail.com</text:p>
          </table:table-cell>
          <table:table-cell office:value-type="float" office:value="9423456847" table:style-name="ce2">
            <text:p>9423456847</text:p>
          </table:table-cell>
          <table:table-cell office:value-type="string" table:style-name="ce2">
            <text:p>SCTR's Pune Institute of Computer Technology</text:p>
          </table:table-cell>
          <table:table-cell office:value-type="string" table:style-name="ce2">
            <text:p>Computer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09:17:28" table:style-name="ce3">
            <text:p>5/17/2021 9:17:28</text:p>
          </table:table-cell>
          <table:table-cell office:value-type="string" table:style-name="ce2">
            <text:p>Vaishnavi.S</text:p>
          </table:table-cell>
          <table:table-cell office:value-type="string" table:style-name="ce4">
            <text:p>Vaishnavi1810maverick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vaishuseetha1810@gmail.com</text:p>
          </table:table-cell>
          <table:table-cell office:value-type="float" office:value="7550280906" table:style-name="ce2">
            <text:p>7550280906</text:p>
          </table:table-cell>
          <table:table-cell office:value-type="string" table:style-name="ce2">
            <text:p><text:s/>Sri Venkateswara College of Engineering</text:p>
          </table:table-cell>
          <table:table-cell office:value-type="string" table:style-name="ce2">
            <text:p><text:s/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0:58:32" table:style-name="ce3">
            <text:p>5/17/2021 10:58:32</text:p>
          </table:table-cell>
          <table:table-cell office:value-type="string" table:style-name="ce2">
            <text:p>bandi subramanyam</text:p>
          </table:table-cell>
          <table:table-cell office:value-type="string" table:style-name="ce4">
            <text:p>bandisubbu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ubramanyam20bcs77@iiitkottayam.ac.in</text:p>
          </table:table-cell>
          <table:table-cell office:value-type="float" office:value="9392682410" table:style-name="ce2">
            <text:p>9392682410</text:p>
          </table:table-cell>
          <table:table-cell office:value-type="string" table:style-name="ce2">
            <text:p>indian institue of information technology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7T11:00:06" table:style-name="ce3">
            <text:p>5/17/2021 11:00:06</text:p>
          </table:table-cell>
          <table:table-cell office:value-type="string" table:style-name="ce2">
            <text:p>prajjwal jogdand</text:p>
          </table:table-cell>
          <table:table-cell office:value-type="string" table:style-name="ce4">
            <text:p>prajjwaljogdand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prajjwaljogdand20bcs39@iiitkottayam.ac.in</text:p>
          </table:table-cell>
          <table:table-cell office:value-type="float" office:value="9370324791" table:style-name="ce2">
            <text:p>9370324791</text:p>
          </table:table-cell>
          <table:table-cell office:value-type="string" table:style-name="ce2">
            <text:p>IIIT kottayam</text:p>
          </table:table-cell>
          <table:table-cell office:value-type="string" table:style-name="ce2">
            <text:p>Computer Science (B.Tech)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7T11:08:18" table:style-name="ce3">
            <text:p>5/17/2021 11:08:18</text:p>
          </table:table-cell>
          <table:table-cell office:value-type="string" table:style-name="ce2">
            <text:p>Soundharya Ganapathy</text:p>
          </table:table-cell>
          <table:table-cell office:value-type="string" table:style-name="ce4">
            <text:p>Soundharya-64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guvs2015@gmail.com</text:p>
          </table:table-cell>
          <table:table-cell office:value-type="float" office:value="9629125369" table:style-name="ce2">
            <text:p>9629125369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1:11:22" table:style-name="ce3">
            <text:p>5/17/2021 11:11:22</text:p>
          </table:table-cell>
          <table:table-cell office:value-type="string" table:style-name="ce2">
            <text:p>Sumana Bushireddy</text:p>
          </table:table-cell>
          <table:table-cell office:value-type="string" table:style-name="ce4">
            <text:p>Sumana-264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umanabushireddy18bcs@iiitkottayam.ac.in</text:p>
          </table:table-cell>
          <table:table-cell office:value-type="float" office:value="7382451923" table:style-name="ce2">
            <text:p>7382451923</text:p>
          </table:table-cell>
          <table:table-cell office:value-type="string" table:style-name="ce2">
            <text:p>Indian Institute of Information Technology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1:26:56" table:style-name="ce3">
            <text:p>5/17/2021 11:26:56</text:p>
          </table:table-cell>
          <table:table-cell office:value-type="string" table:style-name="ce2">
            <text:p>Sarthak Gupta</text:p>
          </table:table-cell>
          <table:table-cell office:value-type="string" table:style-name="ce4">
            <text:p>sarthakg04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sarthakanamika@gmail.com</text:p>
          </table:table-cell>
          <table:table-cell office:value-type="float" office:value="8172856627" table:style-name="ce2">
            <text:p>8172856627</text:p>
          </table:table-cell>
          <table:table-cell office:value-type="string" table:style-name="ce2">
            <text:p>Vellore institute of technology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1:38:03" table:style-name="ce3">
            <text:p>5/17/2021 11:38:03</text:p>
          </table:table-cell>
          <table:table-cell office:value-type="string" table:style-name="ce2">
            <text:p>KEERTHANA.M<text:s/></text:p>
          </table:table-cell>
          <table:table-cell office:value-type="string" table:style-name="ce4">
            <text:p>keerthanam1029<text:s/>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eerthanam1029@gmail.com</text:p>
          </table:table-cell>
          <table:table-cell office:value-type="float" office:value="9025108466" table:style-name="ce2">
            <text:p>9025108466</text:p>
          </table:table-cell>
          <table:table-cell office:value-type="string" table:style-name="ce2">
            <text:p>Panimalar Institute of Technology<text:s/></text:p>
          </table:table-cell>
          <table:table-cell office:value-type="string" table:style-name="ce2">
            <text:p>Information Technology<text:s/>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2:05:40" table:style-name="ce3">
            <text:p>5/17/2021 12:05:40</text:p>
          </table:table-cell>
          <table:table-cell office:value-type="string" table:style-name="ce2">
            <text:p>Malhar ansingkar</text:p>
          </table:table-cell>
          <table:table-cell office:value-type="string" table:style-name="ce4">
            <text:p>malhar-ansingkar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malharansingkar7057@gmail.com</text:p>
          </table:table-cell>
          <table:table-cell office:value-type="float" office:value="9359118313" table:style-name="ce2">
            <text:p>9359118313</text:p>
          </table:table-cell>
          <table:table-cell office:value-type="string" table:style-name="ce2">
            <text:p>Dr. D. Y. patil college of engineering management and research,a</text:p>
          </table:table-cell>
          <table:table-cell office:value-type="string" table:style-name="ce2">
            <text:p>Computer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2:08:32" table:style-name="ce3">
            <text:p>5/17/2021 12:08:32</text:p>
          </table:table-cell>
          <table:table-cell office:value-type="string" table:style-name="ce2">
            <text:p>Avinash<text:s/></text:p>
          </table:table-cell>
          <table:table-cell office:value-type="string" table:style-name="ce4">
            <text:p>github.com/avi434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vi190824@gmail.com</text:p>
          </table:table-cell>
          <table:table-cell office:value-type="float" office:value="6383555674" table:style-name="ce2">
            <text:p>6383555674</text:p>
          </table:table-cell>
          <table:table-cell office:value-type="string" table:style-name="ce2">
            <text:p>Sri venkatesh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2:19:12" table:style-name="ce3">
            <text:p>5/17/2021 12:19:12</text:p>
          </table:table-cell>
          <table:table-cell office:value-type="string" table:style-name="ce2">
            <text:p>SURYA R</text:p>
          </table:table-cell>
          <table:table-cell office:value-type="string" table:style-name="ce4">
            <text:p>Surya-raja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uryar.me18@bitsathy.ac.in</text:p>
          </table:table-cell>
          <table:table-cell office:value-type="float" office:value="7010351047" table:style-name="ce2">
            <text:p>7010351047</text:p>
          </table:table-cell>
          <table:table-cell office:value-type="string" table:style-name="ce2">
            <text:p>BANNARI AMMAN INSTITUTE OF TECHNOLOGY</text:p>
          </table:table-cell>
          <table:table-cell office:value-type="string" table:style-name="ce2">
            <text:p>MECHANICAL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2:38:31" table:style-name="ce3">
            <text:p>5/17/2021 12:38:31</text:p>
          </table:table-cell>
          <table:table-cell office:value-type="string" table:style-name="ce2">
            <text:p>Apeksha Mahajan</text:p>
          </table:table-cell>
          <table:table-cell office:value-type="string" table:style-name="ce4">
            <text:p>Apeksha1909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pekshahm1909@gmail.com</text:p>
          </table:table-cell>
          <table:table-cell office:value-type="float" office:value="7038641167" table:style-name="ce2">
            <text:p>7038641167</text:p>
          </table:table-cell>
          <table:table-cell office:value-type="string" table:style-name="ce2">
            <text:p>Dr.D.Y.Patil Institute of Engineering Management and Research Akurdi Pune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2:42:23" table:style-name="ce3">
            <text:p>5/17/2021 12:42:23</text:p>
          </table:table-cell>
          <table:table-cell office:value-type="string" table:style-name="ce2">
            <text:p>Syam Sivadas</text:p>
          </table:table-cell>
          <table:table-cell office:value-type="string" table:style-name="ce4">
            <text:p>syamsivadas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yamsivadas20bcs24@iiitkottayam.ac.in</text:p>
          </table:table-cell>
          <table:table-cell office:value-type="float" office:value="9495170731" table:style-name="ce2">
            <text:p>9495170731</text:p>
          </table:table-cell>
          <table:table-cell office:value-type="string" table:style-name="ce2">
            <text:p>Indian Institute of Information Technology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7T12:44:17" table:style-name="ce3">
            <text:p>5/17/2021 12:44:17</text:p>
          </table:table-cell>
          <table:table-cell office:value-type="string" table:style-name="ce2">
            <text:p>ARUNDHATI J KARTHA</text:p>
          </table:table-cell>
          <table:table-cell office:value-type="string" table:style-name="ce4">
            <text:p>ajkartha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rundhatikartha20bcs139@iiitkottayam.ac.in</text:p>
          </table:table-cell>
          <table:table-cell office:value-type="float" office:value="8078969417" table:style-name="ce2">
            <text:p>8078969417</text:p>
          </table:table-cell>
          <table:table-cell office:value-type="string" table:style-name="ce2">
            <text:p>INDIAN INSTITUTE OF INFORMATION TECHNOLOGY,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7T12:48:01" table:style-name="ce3">
            <text:p>5/17/2021 12:48:01</text:p>
          </table:table-cell>
          <table:table-cell office:value-type="string" table:style-name="ce2">
            <text:p>jaswanth pallavolu</text:p>
          </table:table-cell>
          <table:table-cell office:value-type="string" table:style-name="ce4">
            <text:p>jaswanthpallavolu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pallavolujaswanth2019@iiitkottayam.ac.in</text:p>
          </table:table-cell>
          <table:table-cell office:value-type="float" office:value="7989387074" table:style-name="ce2">
            <text:p>7989387074</text:p>
          </table:table-cell>
          <table:table-cell office:value-type="string" table:style-name="ce2">
            <text:p>IIIT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2:48:27" table:style-name="ce3">
            <text:p>5/17/2021 12:48:27</text:p>
          </table:table-cell>
          <table:table-cell office:value-type="string" table:style-name="ce2">
            <text:p>Chandramohan Sharma</text:p>
          </table:table-cell>
          <table:table-cell office:value-type="string" table:style-name="ce4">
            <text:p>ZombieXFlasher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chetansbest@gmail.com</text:p>
          </table:table-cell>
          <table:table-cell office:value-type="float" office:value="9561423184" table:style-name="ce2">
            <text:p>9561423184</text:p>
          </table:table-cell>
          <table:table-cell office:value-type="string" table:style-name="ce2">
            <text:p>VMV College, Nagpur</text:p>
          </table:table-cell>
          <table:table-cell office:value-type="string" table:style-name="ce2">
            <text:p>Commerce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3:01:34" table:style-name="ce3">
            <text:p>5/17/2021 13:01:34</text:p>
          </table:table-cell>
          <table:table-cell office:value-type="string" table:style-name="ce2">
            <text:p>pradeep</text:p>
          </table:table-cell>
          <table:table-cell office:value-type="string" table:style-name="ce4">
            <text:p>amitorpk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pradeep2019@iiitkottayam.ac.in</text:p>
          </table:table-cell>
          <table:table-cell office:value-type="float" office:value="9390283353" table:style-name="ce2">
            <text:p>9390283353</text:p>
          </table:table-cell>
          <table:table-cell office:value-type="string" table:style-name="ce2">
            <text:p>iiit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3:03:46" table:style-name="ce3">
            <text:p>5/17/2021 13:03:46</text:p>
          </table:table-cell>
          <table:table-cell office:value-type="string" table:style-name="ce2">
            <text:p>Nithin</text:p>
          </table:table-cell>
          <table:table-cell office:value-type="string" table:style-name="ce4">
            <text:p>NITHIN06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nithin2019@iiitkottayam.ac.in</text:p>
          </table:table-cell>
          <table:table-cell office:value-type="float" office:value="9390222360" table:style-name="ce2">
            <text:p>9390222360</text:p>
          </table:table-cell>
          <table:table-cell office:value-type="string" table:style-name="ce2">
            <text:p>IIIT Kottayam</text:p>
          </table:table-cell>
          <table:table-cell office:value-type="string" table:style-name="ce2">
            <text:p><text:s/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3:25:13" table:style-name="ce3">
            <text:p>5/17/2021 13:25:13</text:p>
          </table:table-cell>
          <table:table-cell office:value-type="string" table:style-name="ce2">
            <text:p>penugonda satwika</text:p>
          </table:table-cell>
          <table:table-cell office:value-type="string" table:style-name="ce4">
            <text:p>satwika1234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penugonda.satwika@gmail.com</text:p>
          </table:table-cell>
          <table:table-cell office:value-type="float" office:value="8790709763" table:style-name="ce2">
            <text:p>8790709763</text:p>
          </table:table-cell>
          <table:table-cell office:value-type="string" table:style-name="ce2">
            <text:p>Indian institute of information technology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8T14:33:08" table:style-name="ce3">
            <text:p>5/18/2021 14:33:08</text:p>
          </table:table-cell>
          <table:table-cell office:value-type="string" table:style-name="ce2">
            <text:p>Rohan Kumar</text:p>
          </table:table-cell>
          <table:table-cell office:value-type="string" table:style-name="ce4">
            <text:p>Rohan-7783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rraj8137@gmail.com</text:p>
          </table:table-cell>
          <table:table-cell office:value-type="float" office:value="8210007229" table:style-name="ce2">
            <text:p>8210007229</text:p>
          </table:table-cell>
          <table:table-cell office:value-type="string" table:style-name="ce2">
            <office:annotation draw:style-name="a0" svg:x="21.775in" svg:y="19.8416666666667in" svg:width="6.46666666666667in" svg:height="0.375in">
              <dc:creator/>
              <text:p>Responder updated this value.</text:p>
            </office:annotation>
            <text:p>Dr DY Patil Institute Of Engineering Management And Research.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3:50:08" table:style-name="ce3">
            <text:p>5/17/2021 13:50:08</text:p>
          </table:table-cell>
          <table:table-cell office:value-type="string" table:style-name="ce2">
            <text:p>Kranthi Raju</text:p>
          </table:table-cell>
          <table:table-cell office:value-type="string" table:style-name="ce4">
            <text:p>kranthiraju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vajrapusugnankranthiraju@gmail.com</text:p>
          </table:table-cell>
          <table:table-cell office:value-type="float" office:value="7386223087" table:style-name="ce2">
            <text:p>7386223087</text:p>
          </table:table-cell>
          <table:table-cell office:value-type="string" table:style-name="ce2">
            <text:p>IIIT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3:57:21" table:style-name="ce3">
            <text:p>5/17/2021 13:57:21</text:p>
          </table:table-cell>
          <table:table-cell office:value-type="string" table:style-name="ce2">
            <text:p>Kranthi Raju</text:p>
          </table:table-cell>
          <table:table-cell office:value-type="string" table:style-name="ce4">
            <text:p>kranthiraju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ranthiraju2019@iiitkottayam.ac.in</text:p>
          </table:table-cell>
          <table:table-cell office:value-type="float" office:value="7386223087" table:style-name="ce2">
            <text:p>7386223087</text:p>
          </table:table-cell>
          <table:table-cell office:value-type="string" table:style-name="ce2">
            <text:p>IIIT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3:59:01" table:style-name="ce3">
            <text:p>5/17/2021 13:59:01</text:p>
          </table:table-cell>
          <table:table-cell office:value-type="string" table:style-name="ce2">
            <text:p>Sagar Gajare</text:p>
          </table:table-cell>
          <table:table-cell office:value-type="string" table:style-name="ce4">
            <text:p>Sagargajare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ggajare360@gmail.com</text:p>
          </table:table-cell>
          <table:table-cell office:value-type="float" office:value="7720889308" table:style-name="ce2">
            <text:p>7720889308</text:p>
          </table:table-cell>
          <table:table-cell office:value-type="string" table:style-name="ce2">
            <text:p>Dr. <text:s/>Dr. D. Y. Patil Pratishthan's Dr. D. Y. Patil Institute of Engineering, Management and Research Pune</text:p>
          </table:table-cell>
          <table:table-cell office:value-type="string" table:style-name="ce2">
            <text:p>Computer Engineering<text:s/>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4:10:40" table:style-name="ce3">
            <text:p>5/17/2021 14:10:40</text:p>
          </table:table-cell>
          <table:table-cell office:value-type="string" table:style-name="ce2">
            <text:p>Lokeswaran J</text:p>
          </table:table-cell>
          <table:table-cell office:value-type="string" table:style-name="ce4">
            <text:p>Loki-10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cplokes@gmail.com</text:p>
          </table:table-cell>
          <table:table-cell office:value-type="float" office:value="9994425915" table:style-name="ce2">
            <text:p>9994425915</text:p>
          </table:table-cell>
          <table:table-cell office:value-type="string" table:style-name="ce2">
            <text:p>Sri Manakula Vinayagar Engineering College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4th Year (Seniors)</text:p>
          </table:table-cell>
          <table:table-cell table:number-columns-repeated="16375"/>
        </table:table-row>
        <table:table-row table:style-name="ro1">
          <table:table-cell office:value-type="date" office:date-value="2021-05-17T14:11:59" table:style-name="ce3">
            <text:p>5/17/2021 14:11:59</text:p>
          </table:table-cell>
          <table:table-cell office:value-type="string" table:style-name="ce2">
            <text:p>Suyash Jamdade</text:p>
          </table:table-cell>
          <table:table-cell office:value-type="string" table:style-name="ce4">
            <text:p>suyash-jamdade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uyashv.jamdade@gmail.com</text:p>
          </table:table-cell>
          <table:table-cell office:value-type="float" office:value="8888635927" table:style-name="ce2">
            <text:p>8888635927</text:p>
          </table:table-cell>
          <table:table-cell office:value-type="string" table:style-name="ce2">
            <text:p>D.Y.Patil Institute of Engineering, Management and Research, Akurdi.</text:p>
          </table:table-cell>
          <table:table-cell office:value-type="string" table:style-name="ce2">
            <text:p>Computer Science<text:s/>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5:27:07" table:style-name="ce3">
            <text:p>5/17/2021 15:27:07</text:p>
          </table:table-cell>
          <table:table-cell office:value-type="string" table:style-name="ce2">
            <text:p>Hrithik Beeraka</text:p>
          </table:table-cell>
          <table:table-cell office:value-type="string" table:style-name="ce4">
            <text:p>Hrithik-coder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beerakahrithik007@gmail.com</text:p>
          </table:table-cell>
          <table:table-cell office:value-type="float" office:value="6304522633" table:style-name="ce2">
            <text:p>6304522633</text:p>
          </table:table-cell>
          <table:table-cell office:value-type="string" table:style-name="ce2">
            <text:p>Indian Institute of Information Technology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5:37:13" table:style-name="ce3">
            <text:p>5/17/2021 15:37:13</text:p>
          </table:table-cell>
          <table:table-cell office:value-type="string" table:style-name="ce2">
            <text:p>Srilekha Mamillapalli</text:p>
          </table:table-cell>
          <table:table-cell office:value-type="string" table:style-name="ce4">
            <text:p>srilekha2690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mamillapalli.srilekha@gmail.com</text:p>
          </table:table-cell>
          <table:table-cell office:value-type="float" office:value="9553420200" table:style-name="ce2">
            <text:p>9553420200</text:p>
          </table:table-cell>
          <table:table-cell office:value-type="string" table:style-name="ce2">
            <text:p>Dr. D.Y. Patil Institute of Engineering Management and Research</text:p>
          </table:table-cell>
          <table:table-cell office:value-type="string" table:style-name="ce2">
            <text:p>Computer Engineering<text:s/>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5:47:44" table:style-name="ce3">
            <text:p>5/17/2021 15:47:44</text:p>
          </table:table-cell>
          <table:table-cell office:value-type="string" table:style-name="ce2">
            <text:p>Akanksha Bothe</text:p>
          </table:table-cell>
          <table:table-cell office:value-type="string" table:style-name="ce4">
            <text:p>akanksha7447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kankshabothe1@gmail.com</text:p>
          </table:table-cell>
          <table:table-cell office:value-type="float" office:value="7447680405" table:style-name="ce2">
            <text:p>7447680405</text:p>
          </table:table-cell>
          <table:table-cell office:value-type="string" table:style-name="ce2">
            <text:p>Dr. D. Y. Patil Institute of Engineering Management and Research</text:p>
          </table:table-cell>
          <table:table-cell office:value-type="string" table:style-name="ce2">
            <text:p>Computer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6:32:43" table:style-name="ce3">
            <text:p>5/17/2021 16:32:43</text:p>
          </table:table-cell>
          <table:table-cell office:value-type="string" table:style-name="ce2">
            <text:p>Sai Kumar Avu</text:p>
          </table:table-cell>
          <table:table-cell office:value-type="string" table:style-name="ce4">
            <text:p>saikumar7878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aikumar.avu.78@gmail.com</text:p>
          </table:table-cell>
          <table:table-cell office:value-type="float" office:value="9573415496" table:style-name="ce2">
            <text:p>9573415496</text:p>
          </table:table-cell>
          <table:table-cell office:value-type="string" table:style-name="ce2">
            <text:p>Indian Institute of Information Technology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16:40:45" table:style-name="ce3">
            <text:p>5/17/2021 16:40:45</text:p>
          </table:table-cell>
          <table:table-cell office:value-type="string" table:style-name="ce2">
            <text:p>chaluvadi maruthi phanendra</text:p>
          </table:table-cell>
          <table:table-cell office:value-type="string" table:style-name="ce4">
            <text:p>maruthi2020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maruthi20bcs0127@iiitkottayam.ac.in</text:p>
          </table:table-cell>
          <table:table-cell office:value-type="float" office:value="6303338642" table:style-name="ce2">
            <text:p>6303338642</text:p>
          </table:table-cell>
          <table:table-cell office:value-type="string" table:style-name="ce2">
            <text:p>Indian Institute of Information Technology <text:s/>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7T17:40:50" table:style-name="ce3">
            <text:p>5/17/2021 17:40:50</text:p>
          </table:table-cell>
          <table:table-cell office:value-type="string" table:style-name="ce2">
            <text:p>SRILEKHA Y</text:p>
          </table:table-cell>
          <table:table-cell office:value-type="string" table:style-name="ce4">
            <text:p>srilekha1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rilekhay2002@gmail.com</text:p>
          </table:table-cell>
          <table:table-cell office:value-type="float" office:value="9360700627" table:style-name="ce2">
            <text:p>9360700627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8:00:05" table:style-name="ce3">
            <text:p>5/17/2021 18:00:05</text:p>
          </table:table-cell>
          <table:table-cell office:value-type="string" table:style-name="ce2">
            <text:p>U SADANA</text:p>
          </table:table-cell>
          <table:table-cell office:value-type="string" table:style-name="ce4">
            <text:p>U-SADANA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adanau@gmail.com</text:p>
          </table:table-cell>
          <table:table-cell office:value-type="float" office:value="8754436535" table:style-name="ce2">
            <text:p>875443653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8:59:27" table:style-name="ce3">
            <text:p>5/17/2021 18:59:27</text:p>
          </table:table-cell>
          <table:table-cell office:value-type="string" table:style-name="ce2">
            <text:p>THATHA SRI HARSHA</text:p>
          </table:table-cell>
          <table:table-cell office:value-type="string" table:style-name="ce4">
            <text:p>sriharsha1718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thathasriharsha1718@gmail.com</text:p>
          </table:table-cell>
          <table:table-cell office:value-type="float" office:value="7893717105" table:style-name="ce2">
            <text:p>7893717105</text:p>
          </table:table-cell>
          <table:table-cell office:value-type="string" table:style-name="ce2">
            <text:p>INDIAN INSTITUTE OF INFORMATION TECHNOLOGY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7T19:09:54" table:style-name="ce3">
            <text:p>5/17/2021 19:09:54</text:p>
          </table:table-cell>
          <table:table-cell office:value-type="string" table:style-name="ce2">
            <text:p>Vaibhav Jain</text:p>
          </table:table-cell>
          <table:table-cell office:value-type="string" table:style-name="ce4">
            <text:p>vaibhavHere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vaibhav122345@gmail.com</text:p>
          </table:table-cell>
          <table:table-cell office:value-type="float" office:value="8667731701" table:style-name="ce2">
            <text:p>8667731701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9:12:30" table:style-name="ce3">
            <text:p>5/17/2021 19:12:30</text:p>
          </table:table-cell>
          <table:table-cell office:value-type="string" table:style-name="ce2">
            <text:p>S.SHASHWANTH</text:p>
          </table:table-cell>
          <table:table-cell office:value-type="string" table:style-name="ce4">
            <text:p>shashwanth7688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perfectlyimperfect7688@gmail.com</text:p>
          </table:table-cell>
          <table:table-cell office:value-type="float" office:value="9025719740" table:style-name="ce2">
            <text:p>9025719740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9:19:02" table:style-name="ce3">
            <text:p>5/17/2021 19:19:02</text:p>
          </table:table-cell>
          <table:table-cell office:value-type="string" table:style-name="ce2">
            <text:p>Tasleem R</text:p>
          </table:table-cell>
          <table:table-cell office:value-type="string" table:style-name="ce4">
            <text:p>CodeWithPari-web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tasleemrahim09@gmail.com</text:p>
          </table:table-cell>
          <table:table-cell office:value-type="float" office:value="6369206609" table:style-name="ce2">
            <text:p>6369206609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9:29:42" table:style-name="ce3">
            <text:p>5/17/2021 19:29:42</text:p>
          </table:table-cell>
          <table:table-cell office:value-type="string" table:style-name="ce2">
            <text:p>Keerthana sri.S</text:p>
          </table:table-cell>
          <table:table-cell office:value-type="string" table:style-name="ce4">
            <text:p>keerthana16200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eerthanasrinivasan162@gmail.com</text:p>
          </table:table-cell>
          <table:table-cell office:value-type="float" office:value="8939029666" table:style-name="ce2">
            <text:p>8939029666</text:p>
          </table:table-cell>
          <table:table-cell office:value-type="string" table:style-name="ce2">
            <text:p>Sri venkateshwara college of engineering<text:s/></text:p>
          </table:table-cell>
          <table:table-cell office:value-type="string" table:style-name="ce2">
            <text:p>Computer science<text:s/>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9:31:14" table:style-name="ce3">
            <text:p>5/17/2021 19:31:14</text:p>
          </table:table-cell>
          <table:table-cell office:value-type="string" table:style-name="ce2">
            <text:p>KEERTHIRAJAN.S</text:p>
          </table:table-cell>
          <table:table-cell office:value-type="string" table:style-name="ce4">
            <text:p>KEERTHIRAJAN026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keerthirajan19122001@gmail.com</text:p>
          </table:table-cell>
          <table:table-cell office:value-type="float" office:value="9500525311" table:style-name="ce2">
            <text:p>9500525311</text:p>
          </table:table-cell>
          <table:table-cell office:value-type="string" table:style-name="ce2">
            <text:p>SRI VENKATESHWARA COLLEGE OF ENGINEERING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9:33:36" table:style-name="ce3">
            <text:p>5/17/2021 19:33:36</text:p>
          </table:table-cell>
          <table:table-cell office:value-type="string" table:style-name="ce2">
            <text:p>Suppriya M</text:p>
          </table:table-cell>
          <table:table-cell office:value-type="string" table:style-name="ce4">
            <text:p>suppriya13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msuppriya2002@gmail.com</text:p>
          </table:table-cell>
          <table:table-cell office:value-type="float" office:value="9444039882" table:style-name="ce2">
            <text:p>9444039882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Information Technogy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9:47:28" table:style-name="ce3">
            <text:p>5/17/2021 19:47:28</text:p>
          </table:table-cell>
          <table:table-cell office:value-type="string" table:style-name="ce2">
            <text:p>Dhivyaa R</text:p>
          </table:table-cell>
          <table:table-cell office:value-type="string" table:style-name="ce4">
            <text:p>DHIVYAARAVI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dhivyaa12122001@gmail.com</text:p>
          </table:table-cell>
          <table:table-cell office:value-type="float" office:value="9361384971" table:style-name="ce2">
            <text:p>9361384971</text:p>
          </table:table-cell>
          <table:table-cell office:value-type="string" table:style-name="ce2">
            <text:p>Sri venkateswara college of engineering<text:s/>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9:47:50" table:style-name="ce3">
            <text:p>5/17/2021 19:47:50</text:p>
          </table:table-cell>
          <table:table-cell office:value-type="string" table:style-name="ce2">
            <text:p>Jagan S</text:p>
          </table:table-cell>
          <table:table-cell office:value-type="string" table:style-name="ce4">
            <text:p>8jagans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8jagans@gmail.com</text:p>
          </table:table-cell>
          <table:table-cell office:value-type="float" office:value="9488143217" table:style-name="ce2">
            <text:p>9488143217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9:58:19" table:style-name="ce3">
            <text:p>5/17/2021 19:58:19</text:p>
          </table:table-cell>
          <table:table-cell office:value-type="string" table:style-name="ce2">
            <text:p>Gaudham P</text:p>
          </table:table-cell>
          <table:table-cell office:value-type="string" table:style-name="ce4">
            <text:p>gaudham2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gaudhamiaf@gmail.com</text:p>
          </table:table-cell>
          <table:table-cell office:value-type="float" office:value="7904541620" table:style-name="ce2">
            <text:p>7904541620</text:p>
          </table:table-cell>
          <table:table-cell office:value-type="string" table:style-name="ce2">
            <text:p>Sri sairam engineering college</text:p>
          </table:table-cell>
          <table:table-cell office:value-type="string" table:style-name="ce2">
            <text:p>Electronics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19:58:27" table:style-name="ce3">
            <text:p>5/17/2021 19:58:27</text:p>
          </table:table-cell>
          <table:table-cell office:value-type="string" table:style-name="ce2">
            <text:p>Prateep NS</text:p>
          </table:table-cell>
          <table:table-cell office:value-type="string" table:style-name="ce4">
            <text:p>Prateep-7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prateepthe7@gmail.com</text:p>
          </table:table-cell>
          <table:table-cell office:value-type="float" office:value="8668001589" table:style-name="ce2">
            <text:p>8668001589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20:05:04" table:style-name="ce3">
            <text:p>5/17/2021 20:05:04</text:p>
          </table:table-cell>
          <table:table-cell office:value-type="string" table:style-name="ce2">
            <text:p>Suvra Shaw</text:p>
          </table:table-cell>
          <table:table-cell office:value-type="string" table:style-name="ce4">
            <text:p>suvrashaw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uvrashaw@yahoo.com</text:p>
          </table:table-cell>
          <table:table-cell office:value-type="float" office:value="7595925551" table:style-name="ce2">
            <text:p>7595925551</text:p>
          </table:table-cell>
          <table:table-cell office:value-type="string" table:style-name="ce2">
            <text:p>UEM Kolkata</text:p>
          </table:table-cell>
          <table:table-cell office:value-type="string" table:style-name="ce2">
            <text:p>Computer Science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20:07:41" table:style-name="ce3">
            <text:p>5/17/2021 20:07:41</text:p>
          </table:table-cell>
          <table:table-cell office:value-type="string" table:style-name="ce2">
            <text:p>Harikishore B</text:p>
          </table:table-cell>
          <table:table-cell office:value-type="string" table:style-name="ce4">
            <text:p>Harikishore446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harikishore4461@gmail.com</text:p>
          </table:table-cell>
          <table:table-cell office:value-type="float" office:value="6382137681" table:style-name="ce2">
            <text:p>6382137681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22:36:24" table:style-name="ce3">
            <text:p>5/17/2021 22:36:24</text:p>
          </table:table-cell>
          <table:table-cell office:value-type="string" table:style-name="ce2">
            <text:p>Siddhant Panchal</text:p>
          </table:table-cell>
          <table:table-cell office:value-type="string" table:style-name="ce4">
            <text:p>siddhantPanchal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iddhantpanchal430@gmail.com</text:p>
          </table:table-cell>
          <table:table-cell office:value-type="float" office:value="9834335299" table:style-name="ce2">
            <text:p>9834335299</text:p>
          </table:table-cell>
          <table:table-cell office:value-type="string" table:style-name="ce2">
            <text:p>Suman Ramesh Tulsiani Technical Campus, Khamshet, Pune</text:p>
          </table:table-cell>
          <table:table-cell office:value-type="string" table:style-name="ce2">
            <text:p>Computer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23:24:04" table:style-name="ce3">
            <text:p>5/17/2021 23:24:04</text:p>
          </table:table-cell>
          <table:table-cell office:value-type="string" table:style-name="ce2">
            <text:p>Siddharth krishnan</text:p>
          </table:table-cell>
          <table:table-cell office:value-type="string" table:style-name="ce4">
            <text:p>skdevelopor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iddharthbraindelta@gmail.com</text:p>
          </table:table-cell>
          <table:table-cell office:value-type="float" office:value="7397451982" table:style-name="ce2">
            <text:p>7397451982</text:p>
          </table:table-cell>
          <table:table-cell office:value-type="string" table:style-name="ce2">
            <text:p>Velammal engineering collge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7T23:26:22" table:style-name="ce3">
            <text:p>5/17/2021 23:26:22</text:p>
          </table:table-cell>
          <table:table-cell office:value-type="string" table:style-name="ce2">
            <text:p>Y.Pragnya</text:p>
          </table:table-cell>
          <table:table-cell office:value-type="string" table:style-name="ce4">
            <text:p>Pragnya08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pragnya1132@gmail.com</text:p>
          </table:table-cell>
          <table:table-cell office:value-type="float" office:value="7904253667" table:style-name="ce2">
            <text:p>7904253667</text:p>
          </table:table-cell>
          <table:table-cell office:value-type="string" table:style-name="ce2">
            <text:p>Velammal institute of technology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7T23:35:57" table:style-name="ce3">
            <text:p>5/17/2021 23:35:57</text:p>
          </table:table-cell>
          <table:table-cell office:value-type="string" table:style-name="ce2">
            <text:p>Y.Pragnya</text:p>
          </table:table-cell>
          <table:table-cell office:value-type="string" table:style-name="ce4">
            <text:p>Pragnya08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pragnya1132@gmail.com</text:p>
          </table:table-cell>
          <table:table-cell office:value-type="float" office:value="7904253667" table:style-name="ce2">
            <text:p>7904253667</text:p>
          </table:table-cell>
          <table:table-cell office:value-type="string" table:style-name="ce2">
            <text:p>Velammal institute of technology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00:56:23" table:style-name="ce3">
            <text:p>5/18/2021 0:56:23</text:p>
          </table:table-cell>
          <table:table-cell office:value-type="string" table:style-name="ce2">
            <text:p>Shri Rajamanikandan V</text:p>
          </table:table-cell>
          <table:table-cell office:value-type="string" table:style-name="ce4">
            <text:p>mani110666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hrirajamanikandanv2000@gmail.com</text:p>
          </table:table-cell>
          <table:table-cell office:value-type="float" office:value="7530017755" table:style-name="ce2">
            <text:p>753001775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02:26:58" table:style-name="ce3">
            <text:p>5/18/2021 2:26:58</text:p>
          </table:table-cell>
          <table:table-cell office:value-type="string" table:style-name="ce2">
            <text:p>Chhavi Gupta</text:p>
          </table:table-cell>
          <table:table-cell office:value-type="string" table:style-name="ce4">
            <text:p>Chhavs04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chhavicg.cg@gmail.com</text:p>
          </table:table-cell>
          <table:table-cell office:value-type="float" office:value="9910152158" table:style-name="ce2">
            <text:p>9910152158</text:p>
          </table:table-cell>
          <table:table-cell office:value-type="string" table:style-name="ce2">
            <text:p>Delhi School of Business (VIPS-TC)</text:p>
          </table:table-cell>
          <table:table-cell office:value-type="string" table:style-name="ce2">
            <text:p>PGDM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10:41:46" table:style-name="ce3">
            <text:p>5/18/2021 10:41:46</text:p>
          </table:table-cell>
          <table:table-cell office:value-type="string" table:style-name="ce2">
            <text:p>Aiman shaikh</text:p>
          </table:table-cell>
          <table:table-cell office:value-type="string" table:style-name="ce4">
            <text:p>aiman540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imanshaikh5401@gmail.com</text:p>
          </table:table-cell>
          <table:table-cell office:value-type="float" office:value="7045202311" table:style-name="ce2">
            <text:p>7045202311</text:p>
          </table:table-cell>
          <table:table-cell office:value-type="string" table:style-name="ce2">
            <text:p>Ramrao adik institute of technology</text:p>
          </table:table-cell>
          <table:table-cell office:value-type="string" table:style-name="ce2">
            <text:p>Electronics and telecommunication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8T10:43:48" table:style-name="ce3">
            <text:p>5/18/2021 10:43:48</text:p>
          </table:table-cell>
          <table:table-cell office:value-type="string" table:style-name="ce2">
            <text:p>Mann Tanwani</text:p>
          </table:table-cell>
          <table:table-cell office:value-type="string" table:style-name="ce6">
            <text:p>$Wrong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manntanwani@gmail.com</text:p>
          </table:table-cell>
          <table:table-cell office:value-type="float" office:value="6350247883" table:style-name="ce2">
            <text:p>6350247883</text:p>
          </table:table-cell>
          <table:table-cell office:value-type="string" table:style-name="ce2">
            <text:p>manipal university jaiput</text:p>
          </table:table-cell>
          <table:table-cell office:value-type="string" table:style-name="ce2">
            <text:p>Computer science and engineering<text:s/>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8T10:50:12" table:style-name="ce3">
            <text:p>5/18/2021 10:50:12</text:p>
          </table:table-cell>
          <table:table-cell office:value-type="string" table:style-name="ce2">
            <text:p>Poonam B N</text:p>
          </table:table-cell>
          <table:table-cell office:value-type="string" table:style-name="ce4">
            <text:p>PoonamBala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2019it0522@svce.ac.in</text:p>
          </table:table-cell>
          <table:table-cell office:value-type="float" office:value="9566111917" table:style-name="ce2">
            <text:p>9566111917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11:15:42" table:style-name="ce3">
            <text:p>5/18/2021 11:15:42</text:p>
          </table:table-cell>
          <table:table-cell office:value-type="string" table:style-name="ce2">
            <text:p>Ramkumar NG</text:p>
          </table:table-cell>
          <table:table-cell office:value-type="string" table:style-name="ce4">
            <text:p>Robustern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ramkumarganesan2218@gmail.com</text:p>
          </table:table-cell>
          <table:table-cell office:value-type="float" office:value="7094994867" table:style-name="ce2">
            <text:p>7094994867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11:26:44" table:style-name="ce3">
            <text:p>5/18/2021 11:26:44</text:p>
          </table:table-cell>
          <table:table-cell office:value-type="string" table:style-name="ce2">
            <text:p>Tejal Rohidas Khade<text:s/></text:p>
          </table:table-cell>
          <table:table-cell office:value-type="string" table:style-name="ce4">
            <text:p>TejalKhade28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khadetejal11@gmail.com</text:p>
          </table:table-cell>
          <table:table-cell office:value-type="float" office:value="9969562504" table:style-name="ce2">
            <text:p>9969562504</text:p>
          </table:table-cell>
          <table:table-cell office:value-type="string" table:style-name="ce2">
            <text:p>Ramrao Adik Institute of Technology<text:s/></text:p>
          </table:table-cell>
          <table:table-cell office:value-type="string" table:style-name="ce2">
            <text:p>Computer Science Engineering<text:s/>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11:49:53" table:style-name="ce3">
            <text:p>5/18/2021 11:49:53</text:p>
          </table:table-cell>
          <table:table-cell office:value-type="string" table:style-name="ce2">
            <text:p>Chaitanya Deshmukh</text:p>
          </table:table-cell>
          <table:table-cell office:value-type="string" table:style-name="ce4">
            <text:p>Chaitanya266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deshmukhchaitanya99@gmail.com</text:p>
          </table:table-cell>
          <table:table-cell office:value-type="float" office:value="9619701578" table:style-name="ce2">
            <text:p>9619701578</text:p>
          </table:table-cell>
          <table:table-cell office:value-type="string" table:style-name="ce2">
            <text:p>Ramrao adik institute of technology</text:p>
          </table:table-cell>
          <table:table-cell office:value-type="string" table:style-name="ce2">
            <text:p>Information technology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8T12:50:21" table:style-name="ce3">
            <text:p>5/18/2021 12:50:21</text:p>
          </table:table-cell>
          <table:table-cell office:value-type="string" table:style-name="ce2">
            <text:p>Narottam Gouranga Sahu</text:p>
          </table:table-cell>
          <table:table-cell office:value-type="string" table:style-name="ce4">
            <text:p>Narottam04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coutkunal@gmail.com</text:p>
          </table:table-cell>
          <table:table-cell office:value-type="float" office:value="7208777327" table:style-name="ce2">
            <text:p>7208777327</text:p>
          </table:table-cell>
          <table:table-cell office:value-type="string" table:style-name="ce2">
            <text:p>Ramrao Adik Institute of Technology</text:p>
          </table:table-cell>
          <table:table-cell office:value-type="string" table:style-name="ce2">
            <text:p><text:s/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8T12:19:17" table:style-name="ce3">
            <text:p>5/18/2021 12:19:17</text:p>
          </table:table-cell>
          <table:table-cell office:value-type="string" table:style-name="ce2">
            <text:p>Tharun Vemula</text:p>
          </table:table-cell>
          <table:table-cell office:value-type="string" table:style-name="ce4">
            <text:p>tharunv212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tharunvind@gmail.com</text:p>
          </table:table-cell>
          <table:table-cell office:value-type="float" office:value="6301930763" table:style-name="ce2">
            <text:p>6301930763</text:p>
          </table:table-cell>
          <table:table-cell office:value-type="string" table:style-name="ce2">
            <text:p>Indian Institute Of Information Technology, Kottayam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8T12:45:05" table:style-name="ce3">
            <text:p>5/18/2021 12:45:05</text:p>
          </table:table-cell>
          <table:table-cell office:value-type="string" table:style-name="ce2">
            <text:p>Virat Gandhi</text:p>
          </table:table-cell>
          <table:table-cell office:value-type="string" table:style-name="ce4">
            <text:p>ViratGandhi08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gandhi.virat08@gmail.com</text:p>
          </table:table-cell>
          <table:table-cell office:value-type="float" office:value="9310691199" table:style-name="ce2">
            <text:p>9310691199</text:p>
          </table:table-cell>
          <table:table-cell office:value-type="string" table:style-name="ce2">
            <text:p>College of Vocational Studies</text:p>
          </table:table-cell>
          <table:table-cell office:value-type="string" table:style-name="ce2">
            <text:p>Business Economics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8T14:42:06" table:style-name="ce3">
            <text:p>5/18/2021 14:42:06</text:p>
          </table:table-cell>
          <table:table-cell office:value-type="string" table:style-name="ce2">
            <text:p>Koushik K</text:p>
          </table:table-cell>
          <table:table-cell office:value-type="string" table:style-name="ce4">
            <text:p>Koushik41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oushikk9176@gmail.com</text:p>
          </table:table-cell>
          <table:table-cell office:value-type="float" office:value="9176498215" table:style-name="ce2">
            <text:p>917649821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15:41:22" table:style-name="ce3">
            <text:p>5/18/2021 15:41:22</text:p>
          </table:table-cell>
          <table:table-cell office:value-type="string" table:style-name="ce2">
            <text:p>Yukta Bhange</text:p>
          </table:table-cell>
          <table:table-cell office:value-type="string" table:style-name="ce4">
            <text:p>Resilient-0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yukta.twinkle@gmail.com</text:p>
          </table:table-cell>
          <table:table-cell office:value-type="float" office:value="7028749655" table:style-name="ce2">
            <text:p>7028749655</text:p>
          </table:table-cell>
          <table:table-cell office:value-type="string" table:style-name="ce2">
            <text:p>IIT Kharagpur</text:p>
          </table:table-cell>
          <table:table-cell office:value-type="string" table:style-name="ce2">
            <text:p>Chemical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8T16:34:46" table:style-name="ce3">
            <text:p>5/18/2021 16:34:46</text:p>
          </table:table-cell>
          <table:table-cell office:value-type="string" table:style-name="ce2">
            <text:p>Akhil Sai</text:p>
          </table:table-cell>
          <table:table-cell office:value-type="string" table:style-name="ce4">
            <text:p>AkhilSai13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akhilsaibande@gmail.com</text:p>
          </table:table-cell>
          <table:table-cell office:value-type="float" office:value="7337068684" table:style-name="ce2">
            <text:p>7337068684</text:p>
          </table:table-cell>
          <table:table-cell office:value-type="string" table:style-name="ce2">
            <text:p>Indian institute of information technology Kottayam</text:p>
          </table:table-cell>
          <table:table-cell office:value-type="string" table:style-name="ce2">
            <text:p><text:s/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18:44:29" table:style-name="ce3">
            <text:p>5/18/2021 18:44:29</text:p>
          </table:table-cell>
          <table:table-cell office:value-type="string" table:style-name="ce2">
            <text:p>Nishtha Gupta</text:p>
          </table:table-cell>
          <table:table-cell office:value-type="string" table:style-name="ce4">
            <text:p>capblack22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nishthag446@gmail.com</text:p>
          </table:table-cell>
          <table:table-cell office:value-type="float" office:value="7355305585" table:style-name="ce2">
            <text:p>7355305585</text:p>
          </table:table-cell>
          <table:table-cell office:value-type="string" table:style-name="ce2">
            <text:p>Ramrao Adik Institute Of Technology</text:p>
          </table:table-cell>
          <table:table-cell office:value-type="string" table:style-name="ce2">
            <text:p>Computer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19:18:08" table:style-name="ce3">
            <text:p>5/18/2021 19:18:08</text:p>
          </table:table-cell>
          <table:table-cell office:value-type="string" table:style-name="ce2">
            <text:p>Nihal Manoj</text:p>
          </table:table-cell>
          <table:table-cell office:value-type="string" table:style-name="ce4">
            <text:p>D-FALLEN1</text:p>
          </table:table-cell>
          <table:table-cell office:value-type="string" table:style-name="ce2">
            <text:p>Advanced</text:p>
          </table:table-cell>
          <table:table-cell office:value-type="string" table:style-name="ce2">
            <text:p>nihalm3992@gmail.com</text:p>
          </table:table-cell>
          <table:table-cell office:value-type="float" office:value="8547819093" table:style-name="ce2">
            <text:p>8547819093</text:p>
          </table:table-cell>
          <table:table-cell office:value-type="string" table:style-name="ce2">
            <text:p>Vimal Jyothi Engineering College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8T19:21:53" table:style-name="ce3">
            <text:p>5/18/2021 19:21:53</text:p>
          </table:table-cell>
          <table:table-cell office:value-type="string" table:style-name="ce2">
            <text:p>Santosh Kumar Majhee</text:p>
          </table:table-cell>
          <table:table-cell office:value-type="string" table:style-name="ce4">
            <text:p>san-droid371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antoshkumarmajhee3001@gmail.com</text:p>
          </table:table-cell>
          <table:table-cell office:value-type="float" office:value="8072600501" table:style-name="ce2">
            <text:p>8072600501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hemical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20:44:24" table:style-name="ce3">
            <text:p>5/18/2021 20:44:24</text:p>
          </table:table-cell>
          <table:table-cell office:value-type="string" table:style-name="ce2">
            <text:p>Rakhesh bala</text:p>
          </table:table-cell>
          <table:table-cell office:value-type="string" table:style-name="ce4">
            <text:p>Rakheshbala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rakheshbala3@gmail.com</text:p>
          </table:table-cell>
          <table:table-cell office:value-type="float" office:value="9629186837" table:style-name="ce2">
            <text:p>9629186837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20:58:24" table:style-name="ce3">
            <text:p>5/18/2021 20:58:24</text:p>
          </table:table-cell>
          <table:table-cell office:value-type="string" table:style-name="ce2">
            <text:p>Sharada Koganti</text:p>
          </table:table-cell>
          <table:table-cell office:value-type="string" table:style-name="ce4">
            <text:p>sharada2305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haradakoganti2000@gmail.com</text:p>
          </table:table-cell>
          <table:table-cell office:value-type="float" office:value="9900625260" table:style-name="ce2">
            <text:p>9900625260</text:p>
          </table:table-cell>
          <table:table-cell office:value-type="string" table:style-name="ce2">
            <text:p>Dr. D.Y. Patil Institute of Engineering, Management and Research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3rd Year (Juniors)</text:p>
          </table:table-cell>
          <table:table-cell table:number-columns-repeated="16375"/>
        </table:table-row>
        <table:table-row table:style-name="ro1">
          <table:table-cell office:value-type="date" office:date-value="2021-05-18T21:16:07" table:style-name="ce3">
            <text:p>5/18/2021 21:16:07</text:p>
          </table:table-cell>
          <table:table-cell office:value-type="string" table:style-name="ce2">
            <text:p>Santhosh Sivan</text:p>
          </table:table-cell>
          <table:table-cell office:value-type="string" table:style-name="ce4">
            <text:p>santhoshsivan12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santhoshsivanvairamoorthy47@gmail.com</text:p>
          </table:table-cell>
          <table:table-cell office:value-type="float" office:value="6383851595" table:style-name="ce2">
            <text:p>638385159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2nd Year (Sophomores)</text:p>
          </table:table-cell>
          <table:table-cell table:number-columns-repeated="16375"/>
        </table:table-row>
        <table:table-row table:style-name="ro1">
          <table:table-cell office:value-type="date" office:date-value="2021-05-18T21:20:17" table:style-name="ce3">
            <text:p>5/18/2021 21:20:17</text:p>
          </table:table-cell>
          <table:table-cell office:value-type="string" table:style-name="ce2">
            <text:p>Aakash Arumugam</text:p>
          </table:table-cell>
          <table:table-cell office:value-type="string" table:style-name="ce4">
            <text:p>Aakash8302-dev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2020it0703@svce.ac.in</text:p>
          </table:table-cell>
          <table:table-cell office:value-type="float" office:value="8825879415" table:style-name="ce2">
            <text:p>8825879415</text:p>
          </table:table-cell>
          <table:table-cell office:value-type="string" table:style-name="ce2">
            <text:p>Sri Venkateswara College of Engineering</text:p>
          </table:table-cell>
          <table:table-cell office:value-type="string" table:style-name="ce2">
            <text:p>INFORMATION TECHNOLOGY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1">
          <table:table-cell office:value-type="date" office:date-value="2021-05-18T21:51:57" table:style-name="ce3">
            <text:p>5/18/2021 21:51:57</text:p>
          </table:table-cell>
          <table:table-cell office:value-type="string" table:style-name="ce2">
            <text:p>ARIVEETI KARTHIKEYA REDDY</text:p>
          </table:table-cell>
          <table:table-cell office:value-type="string" table:style-name="ce4">
            <text:p>karthik9503</text:p>
          </table:table-cell>
          <table:table-cell office:value-type="string" table:style-name="ce2">
            <text:p>Beginner</text:p>
          </table:table-cell>
          <table:table-cell office:value-type="string" table:style-name="ce2">
            <text:p>karthikeya20bcs121@iiitkottayam.ac.in</text:p>
          </table:table-cell>
          <table:table-cell office:value-type="float" office:value="9908783203" table:style-name="ce2">
            <text:p>9908783203</text:p>
          </table:table-cell>
          <table:table-cell office:value-type="string" table:style-name="ce2">
            <text:p>IIIT KOTTAYAM,kerala</text:p>
          </table:table-cell>
          <table:table-cell office:value-type="string" table:style-name="ce2">
            <text:p>Computer Science and Engineering</text:p>
          </table:table-cell>
          <table:table-cell office:value-type="string" table:style-name="ce2">
            <text:p>1st Year (Freshmen)</text:p>
          </table:table-cell>
          <table:table-cell table:number-columns-repeated="16375"/>
        </table:table-row>
        <table:table-row table:style-name="ro2">
          <table:table-cell office:value-type="date" office:date-value="2021-05-19T01:03:41" table:style-name="ce7">
            <text:p>5/19/2021 1:03:41</text:p>
          </table:table-cell>
          <table:table-cell office:value-type="string" table:style-name="ce1">
            <text:p>Valluru udaykiran</text:p>
          </table:table-cell>
          <table:table-cell office:value-type="string" table:style-name="ce1">
            <text:p>udaykiran-2003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udaykiran20bcs103@iiitkottayam.ac.in</text:p>
          </table:table-cell>
          <table:table-cell office:value-type="float" office:value="9704271846" table:style-name="ce1">
            <text:p>9704271846</text:p>
          </table:table-cell>
          <table:table-cell office:value-type="string" table:style-name="ce1">
            <text:p>Indian institute of information technology Kottayam, Kerala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1st Year (Freshmen)</text:p>
          </table:table-cell>
          <table:table-cell table:number-columns-repeated="16375"/>
        </table:table-row>
        <table:table-row table:style-name="ro2">
          <table:table-cell office:value-type="date" office:date-value="2021-05-19T03:38:21" table:style-name="ce7">
            <text:p>5/19/2021 3:38:21</text:p>
          </table:table-cell>
          <table:table-cell office:value-type="string" table:style-name="ce1">
            <text:p>Aniruddh Solanki</text:p>
          </table:table-cell>
          <table:table-cell office:value-type="string" table:style-name="ce1">
            <text:p>aniruddhsol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aniruddhsol143@gmail.com</text:p>
          </table:table-cell>
          <table:table-cell office:value-type="float" office:value="8441923371" table:style-name="ce1">
            <text:p>8441923371</text:p>
          </table:table-cell>
          <table:table-cell office:value-type="string" table:style-name="ce1">
            <text:p>IIT Kharagpur</text:p>
          </table:table-cell>
          <table:table-cell office:value-type="string" table:style-name="ce1">
            <text:p>Geology and Geophysics</text:p>
          </table:table-cell>
          <table:table-cell office:value-type="string" table:style-name="ce1">
            <text:p>3rd Year (Juniors)</text:p>
          </table:table-cell>
          <table:table-cell table:number-columns-repeated="16375"/>
        </table:table-row>
        <table:table-row table:style-name="ro2">
          <table:table-cell office:value-type="date" office:date-value="2021-05-19T08:09:20" table:style-name="ce7">
            <text:p>5/19/2021 8:09:20</text:p>
          </table:table-cell>
          <table:table-cell office:value-type="string" table:style-name="ce1">
            <text:p>KEERTHANA.M<text:s/></text:p>
          </table:table-cell>
          <table:table-cell office:value-type="string" table:style-name="ce1">
            <text:p>keerthanam2001<text:s/>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techiem04@gmail.com</text:p>
          </table:table-cell>
          <table:table-cell office:value-type="float" office:value="9025108466" table:style-name="ce1">
            <text:p>9025108466</text:p>
          </table:table-cell>
          <table:table-cell office:value-type="string" table:style-name="ce1">
            <text:p>Panimalar Institute of Technology<text:s/></text:p>
          </table:table-cell>
          <table:table-cell office:value-type="string" table:style-name="ce1">
            <text:p>Information Technology<text:s/></text:p>
          </table:table-cell>
          <table:table-cell office:value-type="string" table:style-name="ce1">
            <text:p>3rd Year (Juniors)</text:p>
          </table:table-cell>
          <table:table-cell table:number-columns-repeated="16375"/>
        </table:table-row>
        <table:table-row table:style-name="ro2">
          <table:table-cell office:value-type="date" office:date-value="2021-05-19T08:58:05" table:style-name="ce7">
            <text:p>5/19/2021 8:58:05</text:p>
          </table:table-cell>
          <table:table-cell office:value-type="string" table:style-name="ce1">
            <text:p>Ratheesh Kumar P</text:p>
          </table:table-cell>
          <table:table-cell office:value-type="string" table:style-name="ce1">
            <text:p>Ratheesh13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ratheeshsarathy12347@gmail.com</text:p>
          </table:table-cell>
          <table:table-cell office:value-type="float" office:value="6381368744" table:style-name="ce1">
            <text:p>6381368744</text:p>
          </table:table-cell>
          <table:table-cell office:value-type="string" table:style-name="ce1">
            <text:p>Sri Venkateswara College of Engineering</text:p>
          </table:table-cell>
          <table:table-cell office:value-type="string" table:style-name="ce1">
            <text:p>Information Technology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09:09:23" table:style-name="ce7">
            <text:p>5/19/2021 9:09:23</text:p>
          </table:table-cell>
          <table:table-cell office:value-type="string" table:style-name="ce1">
            <text:p>Dhanush kumar j.r</text:p>
          </table:table-cell>
          <table:table-cell office:value-type="string" table:style-name="ce1">
            <text:p>dhanushdk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dk013969@gmail.com</text:p>
          </table:table-cell>
          <table:table-cell office:value-type="float" office:value="7010377881" table:style-name="ce1">
            <text:p>7010377881</text:p>
          </table:table-cell>
          <table:table-cell office:value-type="string" table:style-name="ce1">
            <text:p>Sri Venkateswara College of Engineering</text:p>
          </table:table-cell>
          <table:table-cell office:value-type="string" table:style-name="ce1">
            <text:p>Information technology</text:p>
          </table:table-cell>
          <table:table-cell office:value-type="string" table:style-name="ce1">
            <text:p>1st Year (Freshmen)</text:p>
          </table:table-cell>
          <table:table-cell table:number-columns-repeated="16375"/>
        </table:table-row>
        <table:table-row table:style-name="ro2">
          <table:table-cell office:value-type="date" office:date-value="2021-05-19T09:57:15" table:style-name="ce7">
            <text:p>5/19/2021 9:57:15</text:p>
          </table:table-cell>
          <table:table-cell office:value-type="string" table:style-name="ce1">
            <text:p>Abenesh R</text:p>
          </table:table-cell>
          <table:table-cell office:value-type="string" table:style-name="ce1">
            <text:p>Abenesh-Srinivasan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abeneshsrini@gmail.com</text:p>
          </table:table-cell>
          <table:table-cell office:value-type="float" office:value="8056162496" table:style-name="ce1">
            <text:p>8056162496</text:p>
          </table:table-cell>
          <table:table-cell office:value-type="string" table:style-name="ce1">
            <text:p>Velammal Institute of technology</text:p>
          </table:table-cell>
          <table:table-cell office:value-type="string" table:style-name="ce1">
            <text:p>Information technology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10:05:37" table:style-name="ce7">
            <text:p>5/19/2021 10:05:37</text:p>
          </table:table-cell>
          <table:table-cell office:value-type="string" table:style-name="ce1">
            <text:p>SHIVANEE RAMESH</text:p>
          </table:table-cell>
          <table:table-cell office:value-type="string" table:style-name="ce1">
            <text:p>shivaneeramesh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shivaneeramesh0806@gmail.com</text:p>
          </table:table-cell>
          <table:table-cell office:value-type="float" office:value="8825556851" table:style-name="ce1">
            <text:p>8825556851</text:p>
          </table:table-cell>
          <table:table-cell office:value-type="string" table:style-name="ce1">
            <text:p>SRI VENKATESWARA COLLEGE OF ENGINEERING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23:50:21" table:style-name="ce7">
            <text:p>5/19/2021 23:50:21</text:p>
          </table:table-cell>
          <table:table-cell office:value-type="string" table:style-name="ce1">
            <text:p>Allen Manoj</text:p>
          </table:table-cell>
          <table:table-cell office:value-type="string" table:style-name="ce1">
            <text:p>allenmanoj17</text:p>
          </table:table-cell>
          <table:table-cell office:value-type="string" table:style-name="ce1">
            <office:annotation draw:style-name="a1" svg:x="6.5in" svg:y="27.45in" svg:width="8.7in" svg:height="0.375in">
              <dc:creator/>
              <text:p>Responder updated this value.</text:p>
            </office:annotation>
            <text:p>Advanced</text:p>
          </table:table-cell>
          <table:table-cell office:value-type="string" table:style-name="ce1">
            <office:annotation draw:style-name="a2" svg:x="8.99166666666667in" svg:y="27.45in" svg:width="8.7in" svg:height="0.375in">
              <dc:creator/>
              <text:p>Responder updated this value.</text:p>
            </office:annotation>
            <text:p>allenmanoj17@gmail.com</text:p>
          </table:table-cell>
          <table:table-cell office:value-type="float" office:value="9962842783" table:style-name="ce1">
            <text:p>9962842783</text:p>
          </table:table-cell>
          <table:table-cell office:value-type="string" table:style-name="ce1">
            <text:p>Sri Venkateswara College Of Engineering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10:21:52" table:style-name="ce7">
            <text:p>5/19/2021 10:21:52</text:p>
          </table:table-cell>
          <table:table-cell office:value-type="string" table:style-name="ce1">
            <text:p>Bhavya D</text:p>
          </table:table-cell>
          <table:table-cell office:value-type="string" table:style-name="ce1">
            <text:p>bhavya1625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bhavyadamo25@gmail.com</text:p>
          </table:table-cell>
          <table:table-cell office:value-type="float" office:value="9361326969" table:style-name="ce1">
            <text:p>9361326969</text:p>
          </table:table-cell>
          <table:table-cell office:value-type="string" table:style-name="ce1">
            <text:p>Sri Venkateswara College of Engineering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10:53:54" table:style-name="ce7">
            <text:p>5/19/2021 10:53:54</text:p>
          </table:table-cell>
          <table:table-cell office:value-type="string" table:style-name="ce1">
            <text:p>PRAVEEN KUMAR. A</text:p>
          </table:table-cell>
          <table:table-cell office:value-type="string" table:style-name="ce8">
            <text:p>$wrong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apraveenkumar720@gmail.com</text:p>
          </table:table-cell>
          <table:table-cell office:value-type="float" office:value="9150786403" table:style-name="ce1">
            <text:p>9150786403</text:p>
          </table:table-cell>
          <table:table-cell office:value-type="string" table:style-name="ce1">
            <text:p>Velammal institute of technology<text:s/></text:p>
          </table:table-cell>
          <table:table-cell office:value-type="string" table:style-name="ce1">
            <text:p>Information technology<text:s/>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11:09:17" table:style-name="ce7">
            <text:p>5/19/2021 11:09:17</text:p>
          </table:table-cell>
          <table:table-cell office:value-type="string" table:style-name="ce1">
            <text:p>JAGADISH S</text:p>
          </table:table-cell>
          <table:table-cell office:value-type="string" table:style-name="ce1">
            <text:p>Jagadish2307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jagadishsudhakar7@gmail.com</text:p>
          </table:table-cell>
          <table:table-cell office:value-type="float" office:value="7397402369" table:style-name="ce1">
            <text:p>7397402369</text:p>
          </table:table-cell>
          <table:table-cell office:value-type="string" table:style-name="ce1">
            <text:p>SRI VENKATESWARA COLLEGE OF ENGINEERING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11:15:20" table:style-name="ce7">
            <text:p>5/19/2021 11:15:20</text:p>
          </table:table-cell>
          <table:table-cell office:value-type="string" table:style-name="ce1">
            <text:p>SAI SOORYA NAGARAJAN</text:p>
          </table:table-cell>
          <table:table-cell office:value-type="string" table:style-name="ce1">
            <text:p>saisoorya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sooryanagarajan@gmail.com</text:p>
          </table:table-cell>
          <table:table-cell office:value-type="float" office:value="9791053812" table:style-name="ce1">
            <text:p>9791053812</text:p>
          </table:table-cell>
          <table:table-cell office:value-type="string" table:style-name="ce1">
            <text:p>Sri Venkateswara College of Engineering</text:p>
          </table:table-cell>
          <table:table-cell office:value-type="string" table:style-name="ce1">
            <text:p><text:s/>Computer Science and Engineering</text:p>
          </table:table-cell>
          <table:table-cell office:value-type="string" table:style-name="ce1">
            <text:p>3rd Year (Juniors)</text:p>
          </table:table-cell>
          <table:table-cell table:number-columns-repeated="16375"/>
        </table:table-row>
        <table:table-row table:style-name="ro2">
          <table:table-cell office:value-type="date" office:date-value="2021-05-19T12:16:40" table:style-name="ce7">
            <text:p>5/19/2021 12:16:40</text:p>
          </table:table-cell>
          <table:table-cell office:value-type="string" table:style-name="ce1">
            <text:p>Shirisha O</text:p>
          </table:table-cell>
          <table:table-cell office:value-type="string" table:style-name="ce1">
            <text:p>Shirisha1210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shirishakrishnan12@gmail.com</text:p>
          </table:table-cell>
          <table:table-cell office:value-type="float" office:value="8825992372" table:style-name="ce1">
            <text:p>8825992372</text:p>
          </table:table-cell>
          <table:table-cell office:value-type="string" table:style-name="ce1">
            <text:p>Shirisha O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3rd Year (Juniors)</text:p>
          </table:table-cell>
          <table:table-cell table:number-columns-repeated="16375"/>
        </table:table-row>
        <table:table-row table:style-name="ro2">
          <table:table-cell office:value-type="date" office:date-value="2021-05-19T13:46:31" table:style-name="ce7">
            <text:p>5/19/2021 13:46:31</text:p>
          </table:table-cell>
          <table:table-cell office:value-type="string" table:style-name="ce1">
            <text:p>GIRISH S</text:p>
          </table:table-cell>
          <table:table-cell office:value-type="string" table:style-name="ce1">
            <text:p>girish-07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girish.170902@gmail.com</text:p>
          </table:table-cell>
          <table:table-cell office:value-type="float" office:value="7305077771" table:style-name="ce1">
            <text:p>7305077771</text:p>
          </table:table-cell>
          <table:table-cell office:value-type="string" table:style-name="ce1">
            <text:p>COLLEGE OF ENGINEERING, GUINDY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1st Year (Freshmen)</text:p>
          </table:table-cell>
          <table:table-cell table:number-columns-repeated="16375"/>
        </table:table-row>
        <table:table-row table:style-name="ro2">
          <table:table-cell office:value-type="date" office:date-value="2021-05-19T15:25:42" table:style-name="ce7">
            <text:p>5/19/2021 15:25:42</text:p>
          </table:table-cell>
          <table:table-cell office:value-type="string" table:style-name="ce1">
            <text:p>Sneha Sriram Kannan</text:p>
          </table:table-cell>
          <table:table-cell office:value-type="string" table:style-name="ce1">
            <text:p>snehask7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sneha18157@cse.ssn.edu.in</text:p>
          </table:table-cell>
          <table:table-cell office:value-type="float" office:value="7358223523" table:style-name="ce1">
            <text:p>7358223523</text:p>
          </table:table-cell>
          <table:table-cell office:value-type="string" table:style-name="ce1">
            <text:p>SSN College of Engineering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3rd Year (Juniors)</text:p>
          </table:table-cell>
          <table:table-cell table:number-columns-repeated="16375"/>
        </table:table-row>
        <table:table-row table:style-name="ro2">
          <table:table-cell office:value-type="date" office:date-value="2021-05-19T15:28:48" table:style-name="ce7">
            <text:p>5/19/2021 15:28:48</text:p>
          </table:table-cell>
          <table:table-cell office:value-type="string" table:style-name="ce1">
            <text:p>Aditya Taparia</text:p>
          </table:table-cell>
          <table:table-cell office:value-type="string" table:style-name="ce1">
            <text:p>aditya-taparia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aditya2019@iiitkottayam.ac.in</text:p>
          </table:table-cell>
          <table:table-cell office:value-type="float" office:value="6353757151" table:style-name="ce1">
            <text:p>6353757151</text:p>
          </table:table-cell>
          <table:table-cell office:value-type="string" table:style-name="ce1">
            <text:p>Indian Institute of Information Technology, Kottayam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16:18:32" table:style-name="ce7">
            <text:p>5/19/2021 16:18:32</text:p>
          </table:table-cell>
          <table:table-cell office:value-type="string" table:style-name="ce1">
            <text:p>Arpit S Pati</text:p>
          </table:table-cell>
          <table:table-cell office:value-type="string" table:style-name="ce1">
            <text:p>arpitpati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arpitsubhankar@gmail.com</text:p>
          </table:table-cell>
          <table:table-cell office:value-type="float" office:value="9556858268" table:style-name="ce1">
            <text:p>9556858268</text:p>
          </table:table-cell>
          <table:table-cell office:value-type="string" table:style-name="ce1">
            <text:p>National Institute of Technology, Rourkela</text:p>
          </table:table-cell>
          <table:table-cell office:value-type="string" table:style-name="ce1">
            <text:p>Metallurgical and Materials Engineering</text:p>
          </table:table-cell>
          <table:table-cell office:value-type="string" table:style-name="ce1">
            <text:p>1st Year (Freshmen)</text:p>
          </table:table-cell>
          <table:table-cell table:number-columns-repeated="16375"/>
        </table:table-row>
        <table:table-row table:style-name="ro2">
          <table:table-cell office:value-type="date" office:date-value="2021-05-19T18:06:25" table:style-name="ce7">
            <text:p>5/19/2021 18:06:25</text:p>
          </table:table-cell>
          <table:table-cell office:value-type="string" table:style-name="ce1">
            <text:p>Alamu Sneha.S</text:p>
          </table:table-cell>
          <table:table-cell office:value-type="string" table:style-name="ce1">
            <office:annotation draw:style-name="a3" svg:x="5.25in" svg:y="29.625in" svg:width="6.46666666666667in" svg:height="0.375in">
              <dc:creator/>
              <text:p>Responder updated this value.</text:p>
            </office:annotation>
            <text:p>alamusneha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alamusneha23@gmail.com</text:p>
          </table:table-cell>
          <table:table-cell office:value-type="float" office:value="8939786645" table:style-name="ce1">
            <text:p>8939786645</text:p>
          </table:table-cell>
          <table:table-cell office:value-type="string" table:style-name="ce1">
            <text:p>Panimalar Engineering College</text:p>
          </table:table-cell>
          <table:table-cell office:value-type="string" table:style-name="ce1">
            <text:p>Electronics and Communication Engineering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19:07:07" table:style-name="ce7">
            <text:p>5/19/2021 19:07:07</text:p>
          </table:table-cell>
          <table:table-cell office:value-type="string" table:style-name="ce1">
            <text:p>Nehal Gupta</text:p>
          </table:table-cell>
          <table:table-cell office:value-type="string" table:style-name="ce1">
            <text:p>Nehal-G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nehalgupta.401@gmail.com</text:p>
          </table:table-cell>
          <table:table-cell office:value-type="float" office:value="8826802355" table:style-name="ce1">
            <text:p>8826802355</text:p>
          </table:table-cell>
          <table:table-cell office:value-type="string" table:style-name="ce1">
            <text:p>Birla Institute of Technology and Science, Pilani</text:p>
          </table:table-cell>
          <table:table-cell office:value-type="string" table:style-name="ce1">
            <text:p>B.E. Electronics and Instrumentation Engineering and Msc. Biological Sciences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19:16:11" table:style-name="ce7">
            <text:p>5/19/2021 19:16:11</text:p>
          </table:table-cell>
          <table:table-cell office:value-type="string" table:style-name="ce1">
            <text:p>Samikhya Nayak</text:p>
          </table:table-cell>
          <table:table-cell office:value-type="string" table:style-name="ce1">
            <text:p>Samikhya04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f20190845@pilani.bits-pilani.ac.in</text:p>
          </table:table-cell>
          <table:table-cell office:value-type="float" office:value="9437979952" table:style-name="ce1">
            <text:p>9437979952</text:p>
          </table:table-cell>
          <table:table-cell office:value-type="string" table:style-name="ce1">
            <text:p>BITS Pilani</text:p>
          </table:table-cell>
          <table:table-cell office:value-type="string" table:style-name="ce1">
            <text:p>Mechanical Engineering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19:36:45" table:style-name="ce7">
            <text:p>5/19/2021 19:36:45</text:p>
          </table:table-cell>
          <table:table-cell office:value-type="string" table:style-name="ce1">
            <text:p>GOLOTI PAVANI ACHARY</text:p>
          </table:table-cell>
          <table:table-cell office:value-type="string" table:style-name="ce1">
            <text:p>pawani1234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pawanishyam1234@gmail.com</text:p>
          </table:table-cell>
          <table:table-cell office:value-type="float" office:value="9600877115" table:style-name="ce1">
            <text:p>9600877115</text:p>
          </table:table-cell>
          <table:table-cell office:value-type="string" table:style-name="ce1">
            <text:p>VELAMMAL INSTITUTE OF TECHNOLOGY</text:p>
          </table:table-cell>
          <table:table-cell office:value-type="string" table:style-name="ce1">
            <text:p>information technology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20:24:41" table:style-name="ce7">
            <text:p>5/19/2021 20:24:41</text:p>
          </table:table-cell>
          <table:table-cell office:value-type="string" table:style-name="ce1">
            <text:p>Anvesha Dubey</text:p>
          </table:table-cell>
          <table:table-cell office:value-type="string" table:style-name="ce1">
            <text:p>anvesha23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anvesha0609@gmail.com</text:p>
          </table:table-cell>
          <table:table-cell office:value-type="float" office:value="6265929873" table:style-name="ce1">
            <text:p>6265929873</text:p>
          </table:table-cell>
          <table:table-cell office:value-type="string" table:style-name="ce1">
            <text:p>Birla Institute of Technology and Science, Pilani</text:p>
          </table:table-cell>
          <table:table-cell office:value-type="string" table:style-name="ce1">
            <text:p>B.E. Electronics and Instrumentation &amp; M.Sc. Physics</text:p>
          </table:table-cell>
          <table:table-cell office:value-type="string" table:style-name="ce1">
            <text:p>2nd Year (Sophomores)</text:p>
          </table:table-cell>
          <table:table-cell table:number-columns-repeated="16375"/>
        </table:table-row>
        <table:table-row table:style-name="ro2">
          <table:table-cell office:value-type="date" office:date-value="2021-05-19T20:59:32" table:style-name="ce7">
            <text:p>5/19/2021 20:59:32</text:p>
          </table:table-cell>
          <table:table-cell office:value-type="string" table:style-name="ce1">
            <text:p>Aiman ara shaikh</text:p>
          </table:table-cell>
          <table:table-cell office:value-type="string" table:style-name="ce1">
            <text:p>aiman5401</text:p>
          </table:table-cell>
          <table:table-cell office:value-type="string" table:style-name="ce1">
            <text:p>Advanced</text:p>
          </table:table-cell>
          <table:table-cell office:value-type="string" table:style-name="ce1">
            <text:p>aimanshaikh5401@gmail.com</text:p>
          </table:table-cell>
          <table:table-cell office:value-type="float" office:value="7045202311" table:style-name="ce1">
            <text:p>7045202311</text:p>
          </table:table-cell>
          <table:table-cell office:value-type="string" table:style-name="ce1">
            <text:p>Ramrao adik institute of technology</text:p>
          </table:table-cell>
          <table:table-cell office:value-type="string" table:style-name="ce1">
            <text:p>Electronics and telecommunication engineering</text:p>
          </table:table-cell>
          <table:table-cell office:value-type="string" table:style-name="ce1">
            <text:p>3rd Year (Juniors)</text:p>
          </table:table-cell>
          <table:table-cell table:number-columns-repeated="16375"/>
        </table:table-row>
        <table:table-row table:style-name="ro2">
          <table:table-cell office:value-type="date" office:date-value="2021-05-19T22:27:35" table:style-name="ce7">
            <text:p>5/19/2021 22:27:35</text:p>
          </table:table-cell>
          <table:table-cell office:value-type="string" table:style-name="ce1">
            <text:p>Salai Vedha Dharshan .S</text:p>
          </table:table-cell>
          <table:table-cell office:value-type="string" table:style-name="ce1">
            <text:p>SVdharshan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svdharshan01@gmail.com</text:p>
          </table:table-cell>
          <table:table-cell office:value-type="float" office:value="6383669449" table:style-name="ce1">
            <text:p>6383669449</text:p>
          </table:table-cell>
          <table:table-cell office:value-type="string" table:style-name="ce1">
            <text:p>Sri Venkateswara College of Engineering</text:p>
          </table:table-cell>
          <table:table-cell office:value-type="string" table:style-name="ce1">
            <text:p>Computer Science and Engineering</text:p>
          </table:table-cell>
          <table:table-cell office:value-type="string" table:style-name="ce1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8:28:42</text:p>
          </table:table-cell>
          <table:table-cell office:value-type="string" table:style-name="ce10">
            <text:p>Karthikeswari Padmanaban</text:p>
          </table:table-cell>
          <table:table-cell office:value-type="string" table:style-name="ce4">
            <text:p>Karthikeswari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18euee046@skcet.ac.in</text:p>
          </table:table-cell>
          <table:table-cell office:value-type="float" office:value="9514416205" table:style-name="ce9">
            <text:p>9514416205</text:p>
          </table:table-cell>
          <table:table-cell office:value-type="string" table:style-name="ce10">
            <text:p>Sri Krishna college of engineering and technology</text:p>
          </table:table-cell>
          <table:table-cell office:value-type="string" table:style-name="ce10">
            <text:p>Electrical and electronics engineering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0:08:01</text:p>
          </table:table-cell>
          <table:table-cell office:value-type="string" table:style-name="ce10">
            <text:p>DINI SHIBA S</text:p>
          </table:table-cell>
          <table:table-cell office:value-type="string" table:style-name="ce4">
            <text:p>DinishibaS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dinishiba.23it@licet.ac.in</text:p>
          </table:table-cell>
          <table:table-cell office:value-type="float" office:value="6380096570" table:style-name="ce9">
            <text:p>6380096570</text:p>
          </table:table-cell>
          <table:table-cell office:value-type="string" table:style-name="ce10">
            <text:p>LOYOLA ICAM COLLEGE OF ENGINEERING AND TECHNOLOGY</text:p>
          </table:table-cell>
          <table:table-cell office:value-type="string" table:style-name="ce10">
            <text:p>INFORMATION TECHNOLOGY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0:56:44</text:p>
          </table:table-cell>
          <table:table-cell office:value-type="string" table:style-name="ce10">
            <text:p>Bolgam Kathyayani</text:p>
          </table:table-cell>
          <table:table-cell office:value-type="string" table:style-name="ce4">
            <text:p>Kathyayani-Bolgam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kathyayani2019@iiitkottayam.ac.in</text:p>
          </table:table-cell>
          <table:table-cell office:value-type="float" office:value="9701020562" table:style-name="ce9">
            <text:p>9701020562</text:p>
          </table:table-cell>
          <table:table-cell office:value-type="string" table:style-name="ce10">
            <text:p>Indian Institute of Information Technology Kottayam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1:01:54</text:p>
          </table:table-cell>
          <table:table-cell office:value-type="string" table:style-name="ce10">
            <text:p>Priyanshu Gupta</text:p>
          </table:table-cell>
          <table:table-cell office:value-type="string" table:style-name="ce4">
            <text:p>PRIYANSHU-G13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priyanshu2019@iiitkottayam.ac.in</text:p>
          </table:table-cell>
          <table:table-cell office:value-type="float" office:value="7480804401" table:style-name="ce9">
            <text:p>7480804401</text:p>
          </table:table-cell>
          <table:table-cell office:value-type="string" table:style-name="ce10">
            <text:p>Indian Institute of Information Technology, Kottayam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1:56:51</text:p>
          </table:table-cell>
          <table:table-cell office:value-type="string" table:style-name="ce10">
            <text:p>Balasubramanian.A</text:p>
          </table:table-cell>
          <table:table-cell office:value-type="string" table:style-name="ce4">
            <text:p>bsmsharma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bsmsharma001@gmail.com</text:p>
          </table:table-cell>
          <table:table-cell office:value-type="float" office:value="6383067744" table:style-name="ce9">
            <text:p>6383067744</text:p>
          </table:table-cell>
          <table:table-cell office:value-type="string" table:style-name="ce10">
            <text:p>Sri Venkateswara College of Engineering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3:11:08</text:p>
          </table:table-cell>
          <table:table-cell office:value-type="string" table:style-name="ce10">
            <text:p>Geetika Kaushik</text:p>
          </table:table-cell>
          <table:table-cell office:value-type="string" table:style-name="ce4">
            <text:p>Geetika-2001/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geetikakaushik2001@gmail.com</text:p>
          </table:table-cell>
          <table:table-cell office:value-type="float" office:value="7011301336" table:style-name="ce9">
            <text:p>7011301336</text:p>
          </table:table-cell>
          <table:table-cell office:value-type="string" table:style-name="ce10">
            <text:p>Manipal University Jaipur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3:34:30</text:p>
          </table:table-cell>
          <table:table-cell office:value-type="string" table:style-name="ce10">
            <text:p>Ramdev C M</text:p>
          </table:table-cell>
          <table:table-cell office:value-type="string" table:style-name="ce4">
            <text:p>ramdevcm</text:p>
          </table:table-cell>
          <table:table-cell office:value-type="string" table:style-name="ce10">
            <text:p>Advanced</text:p>
          </table:table-cell>
          <table:table-cell office:value-type="string" table:style-name="ce10">
            <text:p>ramdevcm@gmail.com</text:p>
          </table:table-cell>
          <table:table-cell office:value-type="float" office:value="8547825416" table:style-name="ce9">
            <text:p>8547825416</text:p>
          </table:table-cell>
          <table:table-cell office:value-type="string" table:style-name="ce10">
            <text:p>Vimal Jyothi Engineering College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3:48:01</text:p>
          </table:table-cell>
          <table:table-cell office:value-type="string" table:style-name="ce10">
            <text:p>Rakshit Jha</text:p>
          </table:table-cell>
          <table:table-cell office:value-type="string" table:style-name="ce4">
            <text:p>jrakshit749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jrakshit749@gmail.com</text:p>
          </table:table-cell>
          <table:table-cell office:value-type="float" office:value="8789207959" table:style-name="ce9">
            <text:p>8789207959</text:p>
          </table:table-cell>
          <table:table-cell office:value-type="string" table:style-name="ce10">
            <text:p>Pimpri Chinchwad College of Engineering Pune</text:p>
          </table:table-cell>
          <table:table-cell office:value-type="string" table:style-name="ce10">
            <text:p>Computer Engineering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3:51:38</text:p>
          </table:table-cell>
          <table:table-cell office:value-type="string" table:style-name="ce10">
            <text:p>Vijeta Chavhan</text:p>
          </table:table-cell>
          <table:table-cell office:value-type="float" office:value="9004912418" table:style-name="ce4">
            <text:p>9004912418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Chavhanvijeta4@gmail.com</text:p>
          </table:table-cell>
          <table:table-cell office:value-type="float" office:value="9004912418" table:style-name="ce9">
            <text:p>9004912418</text:p>
          </table:table-cell>
          <table:table-cell office:value-type="string" table:style-name="ce10">
            <text:p>Ramrao Adik institute of technology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4:05:38</text:p>
          </table:table-cell>
          <table:table-cell office:value-type="string" table:style-name="ce10">
            <text:p>Amrith Sai B</text:p>
          </table:table-cell>
          <table:table-cell office:value-type="string" table:style-name="ce4">
            <text:p>amrith1501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amrithsai15@gmail.com</text:p>
          </table:table-cell>
          <table:table-cell office:value-type="float" office:value="9789834615" table:style-name="ce9">
            <text:p>9789834615</text:p>
          </table:table-cell>
          <table:table-cell office:value-type="string" table:style-name="ce10">
            <text:p>Sri Venkateswara College of Engineering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4:09:34</text:p>
          </table:table-cell>
          <table:table-cell office:value-type="string" table:style-name="ce10">
            <text:p>Anirudh Ujwal Eyyani</text:p>
          </table:table-cell>
          <table:table-cell office:value-type="string" table:style-name="ce4">
            <text:p>AnirudhEyyani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anirudheyyani@gmail.com</text:p>
          </table:table-cell>
          <table:table-cell office:value-type="float" office:value="9967598955" table:style-name="ce9">
            <text:p>9967598955</text:p>
          </table:table-cell>
          <table:table-cell office:value-type="string" table:style-name="ce10">
            <text:p>Ramrao Adik Institute of Technology</text:p>
          </table:table-cell>
          <table:table-cell office:value-type="string" table:style-name="ce10">
            <text:p>Information Technology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4:11:42</text:p>
          </table:table-cell>
          <table:table-cell office:value-type="string" table:style-name="ce10">
            <text:p>Sonali Ravishankar</text:p>
          </table:table-cell>
          <table:table-cell office:value-type="string" table:style-name="ce4">
            <text:p>sona352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sonali18158@cse.ssn.edu.in</text:p>
          </table:table-cell>
          <table:table-cell office:value-type="float" office:value="8754177087" table:style-name="ce9">
            <text:p>8754177087</text:p>
          </table:table-cell>
          <table:table-cell office:value-type="string" table:style-name="ce10">
            <text:p>SSN College of Engineering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4:13:39</text:p>
          </table:table-cell>
          <table:table-cell office:value-type="string" table:style-name="ce10">
            <text:p>Muskan Vishwakarma</text:p>
          </table:table-cell>
          <table:table-cell office:value-type="string" table:style-name="ce4">
            <text:p>MuskanV2001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muskan01lko@gmail.com</text:p>
          </table:table-cell>
          <table:table-cell office:value-type="float" office:value="8828098216" table:style-name="ce9">
            <text:p>8828098216</text:p>
          </table:table-cell>
          <table:table-cell office:value-type="string" table:style-name="ce10">
            <text:p>Ramrao Adik Institute of Technology, Nerul</text:p>
          </table:table-cell>
          <table:table-cell office:value-type="string" table:style-name="ce10">
            <text:p>Computer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4:17:46</text:p>
          </table:table-cell>
          <table:table-cell office:value-type="string" table:style-name="ce10">
            <text:p>Akash Nixon</text:p>
          </table:table-cell>
          <table:table-cell office:value-type="string" table:style-name="ce4">
            <text:p>nightmare-glitch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nixonakash01@gmail.com</text:p>
          </table:table-cell>
          <table:table-cell office:value-type="float" office:value="7338766281" table:style-name="ce9">
            <text:p>7338766281</text:p>
          </table:table-cell>
          <table:table-cell office:value-type="string" table:style-name="ce10">
            <text:p>Akash Nixon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4:25:29</text:p>
          </table:table-cell>
          <table:table-cell office:value-type="string" table:style-name="ce10">
            <text:p>Shubham Pujari</text:p>
          </table:table-cell>
          <table:table-cell office:value-type="string" table:style-name="ce4">
            <text:p>Perseus99999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perseusjackson99999@gmail.com</text:p>
          </table:table-cell>
          <table:table-cell office:value-type="float" office:value="9892029656" table:style-name="ce9">
            <text:p>9892029656</text:p>
          </table:table-cell>
          <table:table-cell office:value-type="string" table:style-name="ce10">
            <text:p>Ramrao Adik Institute of Technology</text:p>
          </table:table-cell>
          <table:table-cell office:value-type="string" table:style-name="ce10">
            <text:p>Computer Science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4:44:12</text:p>
          </table:table-cell>
          <table:table-cell office:value-type="string" table:style-name="ce10">
            <text:p>S.Dinesh</text:p>
          </table:table-cell>
          <table:table-cell office:value-type="string" table:style-name="ce4">
            <text:p>S-DINESH01</text:p>
          </table:table-cell>
          <table:table-cell office:value-type="string" table:style-name="ce10">
            <text:p>Advanced</text:p>
          </table:table-cell>
          <table:table-cell office:value-type="string" table:style-name="ce10">
            <text:p>s.dineshpersonal@gmail.com</text:p>
          </table:table-cell>
          <table:table-cell office:value-type="float" office:value="7338914886" table:style-name="ce9">
            <text:p>7338914886</text:p>
          </table:table-cell>
          <table:table-cell office:value-type="string" table:style-name="ce10">
            <text:p>velammal institute of technology</text:p>
          </table:table-cell>
          <table:table-cell office:value-type="string" table:style-name="ce10">
            <text:p>information technology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4:58:41</text:p>
          </table:table-cell>
          <table:table-cell office:value-type="string" table:style-name="ce10">
            <text:p>D. Lasya Priya</text:p>
          </table:table-cell>
          <table:table-cell office:value-type="string" table:style-name="ce4">
            <text:p>lasya-priya-d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lasyad2k01@gmail.com</text:p>
          </table:table-cell>
          <table:table-cell office:value-type="float" office:value="8296684235" table:style-name="ce9">
            <text:p>8296684235</text:p>
          </table:table-cell>
          <table:table-cell office:value-type="string" table:style-name="ce10">
            <text:p>PES University EC Campus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5:18:30</text:p>
          </table:table-cell>
          <table:table-cell office:value-type="string" table:style-name="ce10">
            <text:p>SUSHANT CHAUHAN</text:p>
          </table:table-cell>
          <table:table-cell office:value-type="string" table:style-name="ce4">
            <text:p>sushantpeace10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sushantpeace10@gmail.com</text:p>
          </table:table-cell>
          <table:table-cell office:value-type="float" office:value="7807289108" table:style-name="ce9">
            <text:p>7807289108</text:p>
          </table:table-cell>
          <table:table-cell office:value-type="string" table:style-name="ce10">
            <text:p>PES UNIVERSITY</text:p>
          </table:table-cell>
          <table:table-cell office:value-type="string" table:style-name="ce10">
            <text:p>Computer science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5:32:25</text:p>
          </table:table-cell>
          <table:table-cell office:value-type="string" table:style-name="ce10">
            <text:p>K A Vamsi Krishna</text:p>
          </table:table-cell>
          <table:table-cell office:value-type="string" table:style-name="ce4">
            <text:p>vamsikoneti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vamsikrishna.pesu@gmail.com</text:p>
          </table:table-cell>
          <table:table-cell office:value-type="float" office:value="7829546699" table:style-name="ce9">
            <text:p>7829546699</text:p>
          </table:table-cell>
          <table:table-cell office:value-type="string" table:style-name="ce10">
            <text:p>PES University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5:30:56</text:p>
          </table:table-cell>
          <table:table-cell office:value-type="string" table:style-name="ce10">
            <text:p>O P JOY JEFFERSON</text:p>
          </table:table-cell>
          <table:table-cell office:value-type="string" table:style-name="ce4">
            <text:p>jeff10joy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joy.jefferson10@gmail.com</text:p>
          </table:table-cell>
          <table:table-cell office:value-type="float" office:value="9740718396" table:style-name="ce9">
            <text:p>9740718396</text:p>
          </table:table-cell>
          <table:table-cell office:value-type="string" table:style-name="ce10">
            <text:p>PES UNIVERSITY EC CAMPUS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5:33:15</text:p>
          </table:table-cell>
          <table:table-cell office:value-type="string" table:style-name="ce10">
            <text:p>Sathish Kumar V</text:p>
          </table:table-cell>
          <table:table-cell office:value-type="string" table:style-name="ce4">
            <text:p>TVSKumar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sathish11700232@gmail.com</text:p>
          </table:table-cell>
          <table:table-cell office:value-type="float" office:value="7502153133" table:style-name="ce9">
            <text:p>7502153133</text:p>
          </table:table-cell>
          <table:table-cell office:value-type="string" table:style-name="ce11">
            <text:p>$Wrong</text:p>
          </table:table-cell>
          <table:table-cell office:value-type="string" table:style-name="ce10">
            <text:p>Vel tech</text:p>
          </table:table-cell>
          <table:table-cell office:value-type="string" table:style-name="ce10">
            <text:p>Others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8:30:32</text:p>
          </table:table-cell>
          <table:table-cell office:value-type="string" table:style-name="ce10">
            <text:p>Jahnavi A B</text:p>
          </table:table-cell>
          <table:table-cell office:value-type="string" table:style-name="ce4">
            <text:p>JahnaviBhide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jahnavibhide170@gmail.com</text:p>
          </table:table-cell>
          <table:table-cell office:value-type="float" office:value="9019166296" table:style-name="ce9">
            <text:p>9019166296</text:p>
          </table:table-cell>
          <table:table-cell office:value-type="string" table:style-name="ce10">
            <text:p>PES University Electronic city campus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19:38:05</text:p>
          </table:table-cell>
          <table:table-cell office:value-type="string" table:style-name="ce10">
            <text:p>Jeevan abishek</text:p>
          </table:table-cell>
          <table:table-cell office:value-type="string" table:style-name="ce4">
            <text:p>j33vann</text:p>
          </table:table-cell>
          <table:table-cell office:value-type="string" table:style-name="ce10">
            <text:p>Advanced</text:p>
          </table:table-cell>
          <table:table-cell office:value-type="string" table:style-name="ce10">
            <text:p>jeevanabishek2003@gmail.com</text:p>
          </table:table-cell>
          <table:table-cell office:value-type="float" office:value="8939240980" table:style-name="ce9">
            <text:p>8939240980</text:p>
          </table:table-cell>
          <table:table-cell office:value-type="string" table:style-name="ce10">
            <text:p>Sathyabama institute of science and technology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20:10:40</text:p>
          </table:table-cell>
          <table:table-cell office:value-type="string" table:style-name="ce10">
            <text:p>Preet Rajesh Sanghavi</text:p>
          </table:table-cell>
          <table:table-cell office:value-type="string" table:style-name="ce4">
            <text:p>Preet538-neitzen</text:p>
          </table:table-cell>
          <table:table-cell office:value-type="string" table:style-name="ce10">
            <text:p>Advanced</text:p>
          </table:table-cell>
          <table:table-cell office:value-type="string" table:style-name="ce10">
            <text:p>sanghavipreet2001@gmail.com</text:p>
          </table:table-cell>
          <table:table-cell office:value-type="float" office:value="7021418124" table:style-name="ce9">
            <text:p>7021418124</text:p>
          </table:table-cell>
          <table:table-cell office:value-type="string" table:style-name="ce10">
            <text:p>Dwarkadas J. Sanghvi college of engineering</text:p>
          </table:table-cell>
          <table:table-cell office:value-type="string" table:style-name="ce10">
            <text:p>Computer Engineering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20:27:54</text:p>
          </table:table-cell>
          <table:table-cell office:value-type="string" table:style-name="ce10">
            <text:p>Kshitij Sunil Gajbhiye</text:p>
          </table:table-cell>
          <table:table-cell office:value-type="string" table:style-name="ce4">
            <text:p>Kshitij0108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kshitijgajbhiye0108@gmail.com</text:p>
          </table:table-cell>
          <table:table-cell office:value-type="float" office:value="8169449404" table:style-name="ce9">
            <text:p>8169449404</text:p>
          </table:table-cell>
          <table:table-cell office:value-type="string" table:style-name="ce10">
            <text:p>Ramrao Adik Institute Of Technology</text:p>
          </table:table-cell>
          <table:table-cell office:value-type="string" table:style-name="ce10">
            <text:p>Information Technology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20:44:32</text:p>
          </table:table-cell>
          <table:table-cell office:value-type="string" table:style-name="ce10">
            <text:p>Twishaa Sahay</text:p>
          </table:table-cell>
          <table:table-cell office:value-type="string" table:style-name="ce4">
            <text:p>twisha-a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twishasahay@gmail.com</text:p>
          </table:table-cell>
          <table:table-cell office:value-type="float" office:value="7506059092" table:style-name="ce9">
            <text:p>7506059092</text:p>
          </table:table-cell>
          <table:table-cell office:value-type="string" table:style-name="ce10">
            <text:p>SRM Institute Of Science And Technology</text:p>
          </table:table-cell>
          <table:table-cell office:value-type="string" table:style-name="ce10">
            <text:p>Computer Science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21:27:12</text:p>
          </table:table-cell>
          <table:table-cell office:value-type="string" table:style-name="ce10">
            <text:p>NAVEEN KUMAR S</text:p>
          </table:table-cell>
          <table:table-cell office:value-type="string" table:style-name="ce4">
            <text:p>naveenkumarnks</text:p>
          </table:table-cell>
          <table:table-cell office:value-type="string" table:style-name="ce10">
            <text:p>Advanced</text:p>
          </table:table-cell>
          <table:table-cell office:value-type="string" table:style-name="ce10">
            <text:p>naveenkumar.it19@bitsathy.ac.in</text:p>
          </table:table-cell>
          <table:table-cell office:value-type="float" office:value="9489118903" table:style-name="ce9">
            <text:p>9489118903</text:p>
          </table:table-cell>
          <table:table-cell office:value-type="string" table:style-name="ce10">
            <text:p>Bannari Amman Institute Of Technology</text:p>
          </table:table-cell>
          <table:table-cell office:value-type="string" table:style-name="ce10">
            <text:p>INFORMATION TECHNOLOGY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22:57:41</text:p>
          </table:table-cell>
          <table:table-cell office:value-type="string" table:style-name="ce10">
            <text:p>ATHARVA CHANDRAS</text:p>
          </table:table-cell>
          <table:table-cell office:value-type="string" table:style-name="ce4">
            <text:p>atharvac25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atharvachandras623@gmail.com</text:p>
          </table:table-cell>
          <table:table-cell office:value-type="float" office:value="7506918301" table:style-name="ce9">
            <text:p>7506918301</text:p>
          </table:table-cell>
          <table:table-cell office:value-type="string" table:style-name="ce10">
            <text:p>RAMRAO ADIK INSTITUE OF TECHNOLOGY , NERUL , NAVI MUMBAI</text:p>
          </table:table-cell>
          <table:table-cell office:value-type="string" table:style-name="ce10">
            <text:p>COMPUTER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0/2021 23:44:25</text:p>
          </table:table-cell>
          <table:table-cell office:value-type="string" table:style-name="ce10">
            <text:p>Nihil Rengasamy T</text:p>
          </table:table-cell>
          <table:table-cell office:value-type="string" table:style-name="ce4">
            <text:p>nihilrengasamy</text:p>
          </table:table-cell>
          <table:table-cell office:value-type="string" table:style-name="ce12">
            <text:p>Beginner</text:p>
          </table:table-cell>
          <table:table-cell office:value-type="string" table:style-name="ce1">
            <text:p>nihilrengasamy2001@gmail.com</text:p>
          </table:table-cell>
          <table:table-cell office:value-type="float" office:value="9342083274" table:style-name="ce1">
            <text:p>9342083274</text:p>
          </table:table-cell>
          <table:table-cell office:value-type="string" table:style-name="ce10">
            <text:p>Sri Venkateswara College of Engineering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1/2021 1:27:17</text:p>
          </table:table-cell>
          <table:table-cell office:value-type="string" table:style-name="ce10">
            <text:p>Yukti Gupta</text:p>
          </table:table-cell>
          <table:table-cell office:value-type="string" table:style-name="ce4">
            <text:p>yukti30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yuktigupta2012@gmail.com</text:p>
          </table:table-cell>
          <table:table-cell office:value-type="float" office:value="7413886500" table:style-name="ce9">
            <text:p>7413886500</text:p>
          </table:table-cell>
          <table:table-cell office:value-type="string" table:style-name="ce10">
            <text:p>PES University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1/2021 11:13:32</text:p>
          </table:table-cell>
          <table:table-cell office:value-type="string" table:style-name="ce10">
            <text:p>GNANAVEL VENGATESAN</text:p>
          </table:table-cell>
          <table:table-cell office:value-type="string" table:style-name="ce4">
            <text:p>GnanavelVengatesan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gnanavelvengate@gmail.com</text:p>
          </table:table-cell>
          <table:table-cell office:value-type="float" office:value="6382772898" table:style-name="ce9">
            <text:p>6382772898</text:p>
          </table:table-cell>
          <table:table-cell office:value-type="string" table:style-name="ce10">
            <text:p>GNANAVEL VENGATESAN</text:p>
          </table:table-cell>
          <table:table-cell office:value-type="string" table:style-name="ce10">
            <text:p>Electronics' and communication Engineering</text:p>
          </table:table-cell>
          <table:table-cell office:value-type="string" table:style-name="ce10">
            <text:p>4th Year (Se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1/2021 16:48:01</text:p>
          </table:table-cell>
          <table:table-cell office:value-type="string" table:style-name="ce10">
            <text:p>Sanjay Karthick M</text:p>
          </table:table-cell>
          <table:table-cell office:value-type="string" table:style-name="ce4">
            <text:p>AGENTK-09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sanjaykarthick09@gmail.com</text:p>
          </table:table-cell>
          <table:table-cell office:value-type="float" office:value="8220485860" table:style-name="ce9">
            <text:p>8220485860</text:p>
          </table:table-cell>
          <table:table-cell office:value-type="string" table:style-name="ce10">
            <text:p>Sri Venkateswara College Of Engineering</text:p>
          </table:table-cell>
          <table:table-cell office:value-type="string" table:style-name="ce10">
            <text:p>Computer Science Engineering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1/2021 19:24:45</text:p>
          </table:table-cell>
          <table:table-cell office:value-type="string" table:style-name="ce10">
            <text:p>Rupal Bagde</text:p>
          </table:table-cell>
          <table:table-cell office:value-type="string" table:style-name="ce4">
            <text:p>RupalBagde29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rupalbagde29@gmail.com</text:p>
          </table:table-cell>
          <table:table-cell office:value-type="float" office:value="9766185780" table:style-name="ce9">
            <text:p>9766185780</text:p>
          </table:table-cell>
          <table:table-cell office:value-type="string" table:style-name="ce10">
            <text:p>Indian Institute of Technology Kharagpur</text:p>
          </table:table-cell>
          <table:table-cell office:value-type="string" table:style-name="ce10">
            <text:p>Geology and Geophysics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1/2021 21:03:42</text:p>
          </table:table-cell>
          <table:table-cell office:value-type="string" table:style-name="ce10">
            <text:p>Apoorva Nagar</text:p>
          </table:table-cell>
          <table:table-cell office:value-type="string" table:style-name="ce4">
            <text:p>APOORVANAGAR-2002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apoorvanagar2002@gmail.com</text:p>
          </table:table-cell>
          <table:table-cell office:value-type="float" office:value="8005547120" table:style-name="ce9">
            <text:p>8005547120</text:p>
          </table:table-cell>
          <table:table-cell office:value-type="string" table:style-name="ce10">
            <text:p>Mody University of Science and Technology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1/2021 21:46:35</text:p>
          </table:table-cell>
          <table:table-cell office:value-type="string" table:style-name="ce10">
            <text:p>Hemang Ranjan</text:p>
          </table:table-cell>
          <table:table-cell office:value-type="string" table:style-name="ce4">
            <text:p>Hemang417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hemangranjan417@gmail.com</text:p>
          </table:table-cell>
          <table:table-cell office:value-type="float" office:value="8692992593" table:style-name="ce9">
            <text:p>8692992593</text:p>
          </table:table-cell>
          <table:table-cell office:value-type="string" table:style-name="ce10">
            <text:p>Ramrao Adik Institute Of Technology</text:p>
          </table:table-cell>
          <table:table-cell office:value-type="string" table:style-name="ce10">
            <text:p>Information Technology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2/2021 7:14:57</text:p>
          </table:table-cell>
          <table:table-cell office:value-type="string" table:style-name="ce10">
            <text:p>TANUSH PRAKASH K R</text:p>
          </table:table-cell>
          <table:table-cell office:value-type="string" table:style-name="ce4">
            <text:p>TanushKr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tanushkr@gmail.com</text:p>
          </table:table-cell>
          <table:table-cell office:value-type="float" office:value="8667859520" table:style-name="ce9">
            <text:p>8667859520</text:p>
          </table:table-cell>
          <table:table-cell office:value-type="string" table:style-name="ce10">
            <text:p>Sri Venkateswara College of Engineering</text:p>
          </table:table-cell>
          <table:table-cell office:value-type="string" table:style-name="ce10">
            <text:p>Electrical and Electronics Engineering</text:p>
          </table:table-cell>
          <table:table-cell office:value-type="string" table:style-name="ce10">
            <text:p>4th Year (Se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2/2021 10:06:27</text:p>
          </table:table-cell>
          <table:table-cell office:value-type="string" table:style-name="ce10">
            <text:p>Camay Jills</text:p>
          </table:table-cell>
          <table:table-cell office:value-type="string" table:style-name="ce4">
            <text:p>Camay01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camayjills24@gmail.com</text:p>
          </table:table-cell>
          <table:table-cell office:value-type="float" office:value="8590696434" table:style-name="ce9">
            <text:p>8590696434</text:p>
          </table:table-cell>
          <table:table-cell office:value-type="string" table:style-name="ce10">
            <text:p>Vimal Jyothi Engineering College</text:p>
          </table:table-cell>
          <table:table-cell office:value-type="string" table:style-name="ce10">
            <text:p>Artificial intelligence and data science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2/2021 11:21:50</text:p>
          </table:table-cell>
          <table:table-cell office:value-type="string" table:style-name="ce10">
            <text:p>Aadarsh K</text:p>
          </table:table-cell>
          <table:table-cell office:value-type="string" table:style-name="ce4">
            <text:p>madmax-ak</text:p>
          </table:table-cell>
          <table:table-cell office:value-type="string" table:style-name="ce10">
            <text:p>Advanced</text:p>
          </table:table-cell>
          <table:table-cell office:value-type="string" table:style-name="ce10">
            <text:p>aadarsh.mc19@bitsathy.ac.in</text:p>
          </table:table-cell>
          <table:table-cell office:value-type="float" office:value="7358577492" table:style-name="ce9">
            <text:p>7358577492</text:p>
          </table:table-cell>
          <table:table-cell office:value-type="string" table:style-name="ce10">
            <text:p>Bannari Amman Institute of Technology</text:p>
          </table:table-cell>
          <table:table-cell office:value-type="string" table:style-name="ce10">
            <text:p>Mechatronics</text:p>
          </table:table-cell>
          <table:table-cell office:value-type="string" table:style-name="ce10">
            <text:p>2nd Year (Sophomore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2/2021 16:12:26</text:p>
          </table:table-cell>
          <table:table-cell office:value-type="string" table:style-name="ce10">
            <text:p>Sona S</text:p>
          </table:table-cell>
          <table:table-cell office:value-type="string" table:style-name="ce4">
            <text:p>Sona-S-BIT</text:p>
          </table:table-cell>
          <table:table-cell office:value-type="string" table:style-name="ce10">
            <text:p>Advanced</text:p>
          </table:table-cell>
          <table:table-cell office:value-type="string" table:style-name="ce10">
            <text:p>sona.cs20@bitsathy.ac.in</text:p>
          </table:table-cell>
          <table:table-cell office:value-type="float" office:value="9626144798" table:style-name="ce9">
            <text:p>9626144798</text:p>
          </table:table-cell>
          <table:table-cell office:value-type="string" table:style-name="ce10">
            <text:p>Bannari Amman Institute of Technology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2/2021 19:10:18</text:p>
          </table:table-cell>
          <table:table-cell office:value-type="string" table:style-name="ce10">
            <text:p>Pratheekshaa.M</text:p>
          </table:table-cell>
          <table:table-cell office:value-type="string" table:style-name="ce4">
            <text:p>pratheekshaa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pratheekshaa721@gmail.com</text:p>
          </table:table-cell>
          <table:table-cell office:value-type="float" office:value="9361035551" table:style-name="ce9">
            <text:p>9361035551</text:p>
          </table:table-cell>
          <table:table-cell office:value-type="string" table:style-name="ce10">
            <text:p>Velammal institute of technology</text:p>
          </table:table-cell>
          <table:table-cell office:value-type="string" table:style-name="ce10">
            <text:p>Information technology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2/2021 20:18:18</text:p>
          </table:table-cell>
          <table:table-cell office:value-type="string" table:style-name="ce10">
            <text:p>Jeevanandh</text:p>
          </table:table-cell>
          <table:table-cell office:value-type="string" table:style-name="ce4">
            <text:p>jeevadev14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2020it0820@svce.ac.in</text:p>
          </table:table-cell>
          <table:table-cell office:value-type="float" office:value="8220814531" table:style-name="ce9">
            <text:p>8220814531</text:p>
          </table:table-cell>
          <table:table-cell office:value-type="string" table:style-name="ce10">
            <text:p>Sri Venkateswara College of Engineering</text:p>
          </table:table-cell>
          <table:table-cell office:value-type="string" table:style-name="ce10">
            <text:p>INFORMATION TECHNOLOGY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2/2021 22:54:04</text:p>
          </table:table-cell>
          <table:table-cell office:value-type="string" table:style-name="ce10">
            <text:p>HARSHIT KAMAL CHAND</text:p>
          </table:table-cell>
          <table:table-cell office:value-type="string" table:style-name="ce4">
            <text:p>harshit0902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harshitk03@gmail.com</text:p>
          </table:table-cell>
          <table:table-cell office:value-type="float" office:value="9362644600" table:style-name="ce9">
            <text:p>9362644600</text:p>
          </table:table-cell>
          <table:table-cell office:value-type="string" table:style-name="ce10">
            <text:p>College of Engineering, Guindy (CEG), Anna University</text:p>
          </table:table-cell>
          <table:table-cell office:value-type="string" table:style-name="ce10">
            <text:p>Computer Science and Engineering (CSE)</text:p>
          </table:table-cell>
          <table:table-cell office:value-type="string" table:style-name="ce10">
            <text:p>1st Year (Freshmen)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5/22/2021 23:59:13</text:p>
          </table:table-cell>
          <table:table-cell office:value-type="string" table:style-name="ce10">
            <text:p>Moumita Das</text:p>
          </table:table-cell>
          <table:table-cell office:value-type="string" table:style-name="ce4">
            <text:p>mou123das</text:p>
          </table:table-cell>
          <table:table-cell office:value-type="string" table:style-name="ce10">
            <text:p>Beginner</text:p>
          </table:table-cell>
          <table:table-cell office:value-type="string" table:style-name="ce10">
            <text:p>realmou123.das@gmail.com</text:p>
          </table:table-cell>
          <table:table-cell office:value-type="float" office:value="8017906372" table:style-name="ce9">
            <text:p>8017906372</text:p>
          </table:table-cell>
          <table:table-cell office:value-type="string" table:style-name="ce10">
            <text:p>Government college of engineering and ceramic technology</text:p>
          </table:table-cell>
          <table:table-cell office:value-type="string" table:style-name="ce10">
            <text:p>Computer science and engineering</text:p>
          </table:table-cell>
          <table:table-cell office:value-type="string" table:style-name="ce10">
            <text:p>3rd Year (Juniors)</text:p>
          </table:table-cell>
          <table:table-cell table:number-columns-repeated="16375"/>
        </table:table-row>
        <table:table-row table:number-rows-repeated="10483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S. Nikhilesh</meta:initial-creator>
    <dc:creator>S. Nikhilesh</dc:creator>
    <meta:creation-date>2021-05-18T17:20:58Z</meta:creation-date>
    <dc:date>2021-05-22T18:55:38Z</dc:date>
  </office:meta>
</office:document-meta>
</file>